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9pt"/>
    </style:style>
    <style:style style:name="co2" style:family="table-column">
      <style:table-column-properties fo:break-before="auto" style:column-width="125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74.64pt"/>
    </style:style>
    <style:style style:name="co7" style:family="table-column">
      <style:table-column-properties fo:break-before="auto" style:column-width="48.25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67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137.06pt"/>
    </style:style>
    <style:style style:name="co12" style:family="table-column">
      <style:table-column-properties fo:break-before="auto" style:column-width="95.05pt"/>
    </style:style>
    <style:style style:name="co13" style:family="table-column">
      <style:table-column-properties fo:break-before="auto" style:column-width="55.45pt"/>
    </style:style>
    <style:style style:name="co14" style:family="table-column">
      <style:table-column-properties fo:break-before="auto" style:column-width="64.35pt"/>
    </style:style>
    <style:style style:name="co15" style:family="table-column">
      <style:table-column-properties fo:break-before="auto" style:column-width="59.56pt"/>
    </style:style>
    <style:style style:name="co16" style:family="table-column">
      <style:table-column-properties fo:break-before="auto" style:column-width="53.55pt"/>
    </style:style>
    <style:style style:name="co17" style:family="table-column">
      <style:table-column-properties fo:break-before="auto" style:column-width="50.06pt"/>
    </style:style>
    <style:style style:name="co18" style:family="table-column">
      <style:table-column-properties fo:break-before="auto" style:column-width="43.46pt"/>
    </style:style>
    <style:style style:name="co19" style:family="table-column">
      <style:table-column-properties fo:break-before="auto" style:column-width="29.06pt"/>
    </style:style>
    <style:style style:name="co20" style:family="table-column">
      <style:table-column-properties fo:break-before="auto" style:column-width="23.64pt"/>
    </style:style>
    <style:style style:name="co21" style:family="table-column">
      <style:table-column-properties fo:break-before="auto" style:column-width="75.2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75.2pt"/>
    </style:style>
    <style:style style:name="co25" style:family="table-column">
      <style:table-column-properties fo:break-before="auto" style:column-width="70.95pt"/>
    </style:style>
    <style:style style:name="co26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100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LACES:cores|BIND:clos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opt no mavx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peedup 128</text:p>
          </table:table-cell>
          <table:table-cell office:value-type="string" calcext:value-type="string">
            <text:p>Speedup 256</text:p>
          </table:table-cell>
          <table:table-cell office:value-type="string" calcext:value-type="string">
            <text:p>Speedup 512</text:p>
          </table:table-cell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0.329565" calcext:value-type="float">
            <text:p>0.329565</text:p>
          </table:table-cell>
          <table:table-cell office:value-type="float" office:value="0.3092962" calcext:value-type="float">
            <text:p>0.3092962</text:p>
          </table:table-cell>
          <table:table-cell office:value-type="float" office:value="0.2842876" calcext:value-type="float">
            <text:p>0.2842876</text:p>
          </table:table-cell>
          <table:table-cell table:formula="of:=[.B$6]/[.B6]" office:value-type="float" office:value="1" calcext:value-type="float">
            <text:p>1</text:p>
          </table:table-cell>
          <table:table-cell table:formula="of:=[.C$6]/[.C6]" office:value-type="float" office:value="1" calcext:value-type="float">
            <text:p>1</text:p>
          </table:table-cell>
          <table:table-cell table:formula="of:=[.D$6]/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241086" calcext:value-type="float">
            <text:p>0.241086</text:p>
          </table:table-cell>
          <table:table-cell office:value-type="float" office:value="0.2258234" calcext:value-type="float">
            <text:p>0.2258234</text:p>
          </table:table-cell>
          <table:table-cell office:value-type="float" office:value="0.209601" calcext:value-type="float">
            <text:p>0.209601</text:p>
          </table:table-cell>
          <table:table-cell table:formula="of:=[.B$6]/[.B7]" office:value-type="float" office:value="1.36700181677907" calcext:value-type="float">
            <text:p>1.36700181677907</text:p>
          </table:table-cell>
          <table:table-cell table:formula="of:=[.C$6]/[.C7]" office:value-type="float" office:value="1.36963751320722" calcext:value-type="float">
            <text:p>1.36963751320722</text:p>
          </table:table-cell>
          <table:table-cell table:formula="of:=[.D$6]/[.D7]" office:value-type="float" office:value="1.35632749843751" calcext:value-type="float">
            <text:p>1.3563274984375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67009" calcext:value-type="float">
            <text:p>0.167009</text:p>
          </table:table-cell>
          <table:table-cell office:value-type="float" office:value="0.1408996" calcext:value-type="float">
            <text:p>0.1408996</text:p>
          </table:table-cell>
          <table:table-cell office:value-type="float" office:value="0.2356256" calcext:value-type="float">
            <text:p>0.2356256</text:p>
          </table:table-cell>
          <table:table-cell table:formula="of:=[.B$6]/[.B8]" office:value-type="float" office:value="1.97333676628206" calcext:value-type="float">
            <text:p>1.97333676628206</text:p>
          </table:table-cell>
          <table:table-cell table:formula="of:=[.C$6]/[.C8]" office:value-type="float" office:value="2.19515314450857" calcext:value-type="float">
            <text:p>2.19515314450857</text:p>
          </table:table-cell>
          <table:table-cell table:formula="of:=[.D$6]/[.D8]" office:value-type="float" office:value="1.20652255103011" calcext:value-type="float">
            <text:p>1.20652255103011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0.1641686" calcext:value-type="float">
            <text:p>0.1641686</text:p>
          </table:table-cell>
          <table:table-cell office:value-type="float" office:value="0.152616" calcext:value-type="float">
            <text:p>0.152616</text:p>
          </table:table-cell>
          <table:table-cell office:value-type="float" office:value="0.2483826" calcext:value-type="float">
            <text:p>0.2483826</text:p>
          </table:table-cell>
          <table:table-cell table:formula="of:=[.B$6]/[.B9]" office:value-type="float" office:value="2.00747889669523" calcext:value-type="float">
            <text:p>2.00747889669523</text:p>
          </table:table-cell>
          <table:table-cell table:formula="of:=[.C$6]/[.C9]" office:value-type="float" office:value="2.02663023536195" calcext:value-type="float">
            <text:p>2.02663023536195</text:p>
          </table:table-cell>
          <table:table-cell table:formula="of:=[.D$6]/[.D9]" office:value-type="float" office:value="1.14455521441518" calcext:value-type="float">
            <text:p>1.14455521441518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118442" calcext:value-type="float">
            <text:p>0.1118442</text:p>
          </table:table-cell>
          <table:table-cell office:value-type="float" office:value="0.1656744" calcext:value-type="float">
            <text:p>0.1656744</text:p>
          </table:table-cell>
          <table:table-cell office:value-type="float" office:value="0.255045" calcext:value-type="float">
            <text:p>0.255045</text:p>
          </table:table-cell>
          <table:table-cell table:formula="of:=[.B$6]/[.B10]" office:value-type="float" office:value="2.94664363462746" calcext:value-type="float">
            <text:p>2.94664363462746</text:p>
          </table:table-cell>
          <table:table-cell table:formula="of:=[.C$6]/[.C10]" office:value-type="float" office:value="1.86689192778124" calcext:value-type="float">
            <text:p>1.86689192778124</text:p>
          </table:table-cell>
          <table:table-cell table:formula="of:=[.D$6]/[.D10]" office:value-type="float" office:value="1.11465662922229" calcext:value-type="float">
            <text:p>1.11465662922229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0.1132782" calcext:value-type="float">
            <text:p>0.1132782</text:p>
          </table:table-cell>
          <table:table-cell office:value-type="float" office:value="0.1654396" calcext:value-type="float">
            <text:p>0.1654396</text:p>
          </table:table-cell>
          <table:table-cell office:value-type="float" office:value="0.25607" calcext:value-type="float">
            <text:p>0.25607</text:p>
          </table:table-cell>
          <table:table-cell table:formula="of:=[.B$6]/[.B11]" office:value-type="float" office:value="2.90934177979523" calcext:value-type="float">
            <text:p>2.90934177979523</text:p>
          </table:table-cell>
          <table:table-cell table:formula="of:=[.C$6]/[.C11]" office:value-type="float" office:value="1.86954151243112" calcext:value-type="float">
            <text:p>1.86954151243112</text:p>
          </table:table-cell>
          <table:table-cell table:formula="of:=[.D$6]/[.D11]" office:value-type="float" office:value="1.11019486859062" calcext:value-type="float">
            <text:p>1.1101948685906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0.1126558" calcext:value-type="float">
            <text:p>0.1126558</text:p>
          </table:table-cell>
          <table:table-cell office:value-type="float" office:value="0.1636972" calcext:value-type="float">
            <text:p>0.1636972</text:p>
          </table:table-cell>
          <table:table-cell office:value-type="float" office:value="0.2583236" calcext:value-type="float">
            <text:p>0.2583236</text:p>
          </table:table-cell>
          <table:table-cell table:formula="of:=[.B$6]/[.B12]" office:value-type="float" office:value="2.92541529153404" calcext:value-type="float">
            <text:p>2.92541529153404</text:p>
          </table:table-cell>
          <table:table-cell table:formula="of:=[.C$6]/[.C12]" office:value-type="float" office:value="1.8894409922711" calcext:value-type="float">
            <text:p>1.8894409922711</text:p>
          </table:table-cell>
          <table:table-cell table:formula="of:=[.D$6]/[.D12]" office:value-type="float" office:value="1.10050959339371" calcext:value-type="float">
            <text:p>1.10050959339371</text:p>
          </table:table-cell>
        </table:table-row>
      </table:table>
      <table:table table:name="Afinidad" table:style-name="ta1">
        <office:forms form:automatic-focus="false" form:apply-design-mode="false"/>
        <table:table-column table:style-name="co4" table:default-cell-style-name="ce1"/>
        <table:table-column table:style-name="co3" table:number-columns-repeated="3" table:default-cell-style-name="ce1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2000-256</text:p>
          </table:table-cell>
          <table:table-cell table:style-name="Default" table:number-columns-repeated="3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Default" office:value-type="string" calcext:value-type="string">
            <text:p>NO OPT-NO MAVX</text:p>
          </table:table-cell>
          <table:table-cell table:number-columns-repeated="4"/>
          <table:table-cell table:style-name="ce1" office:value-type="string" calcext:value-type="string">
            <text:p>OPT, MAVX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false</text:p>
          </table:table-cell>
          <table:table-cell/>
          <table:table-cell table:style-name="ce1"/>
          <table:table-cell table:style-name="ce1" office:value-type="string" calcext:value-type="string">
            <text:p>cores, close</text:p>
          </table:table-cell>
          <table:table-cell table:style-name="ce1" office:value-type="string" calcext:value-type="string">
            <text:p>cores, spread</text:p>
          </table:table-cell>
          <table:table-cell table:style-name="ce1" office:value-type="string" calcext:value-type="string">
            <text:p>threads, false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28.6093084" calcext:value-type="float">
            <text:p>28.6093084</text:p>
          </table:table-cell>
          <table:table-cell office:value-type="float" office:value="28.663629" calcext:value-type="float">
            <text:p>28.663629</text:p>
          </table:table-cell>
          <table:table-cell office:value-type="float" office:value="28.6793584" calcext:value-type="float">
            <text:p>28.6793584</text:p>
          </table:table-cell>
          <table:table-cell/>
          <table:table-cell table:style-name="ce1" office:value-type="string" calcext:value-type="string">
            <text:p>2 threads</text:p>
          </table:table-cell>
          <table:table-cell table:style-name="ce1" office:value-type="float" office:value="11.4186892" calcext:value-type="float">
            <text:p>11.4186892</text:p>
          </table:table-cell>
          <table:table-cell table:style-name="ce1" office:value-type="float" office:value="11.815281" calcext:value-type="float">
            <text:p>11.815281</text:p>
          </table:table-cell>
          <table:table-cell table:style-name="ce1" office:value-type="float" office:value="12.06729" calcext:value-type="float">
            <text:p>12.06729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4.8966492" calcext:value-type="float">
            <text:p>14.8966492</text:p>
          </table:table-cell>
          <table:table-cell office:value-type="float" office:value="14.541887" calcext:value-type="float">
            <text:p>14.541887</text:p>
          </table:table-cell>
          <table:table-cell office:value-type="float" office:value="14.6413516" calcext:value-type="float">
            <text:p>14.6413516</text:p>
          </table:table-cell>
          <table:table-cell/>
          <table:table-cell table:style-name="ce1" office:value-type="string" calcext:value-type="string">
            <text:p>4 threads</text:p>
          </table:table-cell>
          <table:table-cell table:style-name="ce1" office:value-type="float" office:value="6.036821" calcext:value-type="float">
            <text:p>6.036821</text:p>
          </table:table-cell>
          <table:table-cell table:style-name="ce1" office:value-type="float" office:value="5.9824018" calcext:value-type="float">
            <text:p>5.9824018</text:p>
          </table:table-cell>
          <table:table-cell table:style-name="ce1" office:value-type="float" office:value="5.9874282" calcext:value-type="float">
            <text:p>5.9874282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14.95824" calcext:value-type="float">
            <text:p>14.95824</text:p>
          </table:table-cell>
          <table:table-cell office:value-type="float" office:value="14.7043848" calcext:value-type="float">
            <text:p>14.7043848</text:p>
          </table:table-cell>
          <table:table-cell office:value-type="float" office:value="14.7155926" calcext:value-type="float">
            <text:p>14.7155926</text:p>
          </table:table-cell>
          <table:table-cell/>
          <table:table-cell table:style-name="ce1" office:value-type="string" calcext:value-type="string">
            <text:p>6 threads</text:p>
          </table:table-cell>
          <table:table-cell table:style-name="ce1" office:value-type="float" office:value="4.7883886" calcext:value-type="float">
            <text:p>4.7883886</text:p>
          </table:table-cell>
          <table:table-cell table:style-name="ce1" office:value-type="float" office:value="4.6701586" calcext:value-type="float">
            <text:p>4.6701586</text:p>
          </table:table-cell>
          <table:table-cell table:style-name="ce1" office:value-type="float" office:value="4.675512" calcext:value-type="float">
            <text:p>4.67551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7.8108586" calcext:value-type="float">
            <text:p>7.8108586</text:p>
          </table:table-cell>
          <table:table-cell office:value-type="float" office:value="7.7906348" calcext:value-type="float">
            <text:p>7.7906348</text:p>
          </table:table-cell>
          <table:table-cell office:value-type="float" office:value="7.5908494" calcext:value-type="float">
            <text:p>7.5908494</text:p>
          </table:table-cell>
          <table:table-cell/>
          <table:table-cell table:style-name="ce1" office:value-type="string" calcext:value-type="string">
            <text:p>8 threads</text:p>
          </table:table-cell>
          <table:table-cell table:style-name="ce1" office:value-type="float" office:value="3.2846972" calcext:value-type="float">
            <text:p>3.2846972</text:p>
          </table:table-cell>
          <table:table-cell table:style-name="ce1" office:value-type="float" office:value="3.3322692" calcext:value-type="float">
            <text:p>3.3322692</text:p>
          </table:table-cell>
          <table:table-cell table:style-name="ce1" office:value-type="float" office:value="3.2053252" calcext:value-type="float">
            <text:p>3.2053252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7.8090434" calcext:value-type="float">
            <text:p>7.8090434</text:p>
          </table:table-cell>
          <table:table-cell office:value-type="float" office:value="7.7389872" calcext:value-type="float">
            <text:p>7.7389872</text:p>
          </table:table-cell>
          <table:table-cell office:value-type="float" office:value="7.5613104" calcext:value-type="float">
            <text:p>7.5613104</text:p>
          </table:table-cell>
          <table:table-cell/>
          <table:table-cell table:style-name="ce1" office:value-type="string" calcext:value-type="string">
            <text:p>10 threads</text:p>
          </table:table-cell>
          <table:table-cell table:style-name="ce1" office:value-type="float" office:value="3.3014698" calcext:value-type="float">
            <text:p>3.3014698</text:p>
          </table:table-cell>
          <table:table-cell table:style-name="ce1" office:value-type="float" office:value="3.2041644" calcext:value-type="float">
            <text:p>3.2041644</text:p>
          </table:table-cell>
          <table:table-cell table:style-name="ce1" office:value-type="float" office:value="3.3201132" calcext:value-type="float">
            <text:p>3.320113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7.8037238" calcext:value-type="float">
            <text:p>7.8037238</text:p>
          </table:table-cell>
          <table:table-cell office:value-type="float" office:value="7.8148992" calcext:value-type="float">
            <text:p>7.8148992</text:p>
          </table:table-cell>
          <table:table-cell office:value-type="float" office:value="7.671415" calcext:value-type="float">
            <text:p>7.671415</text:p>
          </table:table-cell>
          <table:table-cell/>
          <table:table-cell table:style-name="ce1" office:value-type="string" calcext:value-type="string">
            <text:p>12 threads</text:p>
          </table:table-cell>
          <table:table-cell table:style-name="ce1" office:value-type="float" office:value="2.5364866" calcext:value-type="float">
            <text:p>2.5364866</text:p>
          </table:table-cell>
          <table:table-cell table:style-name="ce1" office:value-type="float" office:value="2.5330012" calcext:value-type="float">
            <text:p>2.5330012</text:p>
          </table:table-cell>
          <table:table-cell table:style-name="ce1" office:value-type="float" office:value="2.5333224" calcext:value-type="float">
            <text:p>2.5333224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4000-256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O OPT-NO MAV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229.127389" calcext:value-type="float">
            <text:p>229.127389</text:p>
          </table:table-cell>
          <table:table-cell office:value-type="float" office:value="229.2365186" calcext:value-type="float">
            <text:p>229.2365186</text:p>
          </table:table-cell>
          <table:table-cell office:value-type="float" office:value="229.9066336" calcext:value-type="float">
            <text:p>229.9066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19.716658" calcext:value-type="float">
            <text:p>119.716658</text:p>
          </table:table-cell>
          <table:table-cell office:value-type="float" office:value="117.0170438" calcext:value-type="float">
            <text:p>117.0170438</text:p>
          </table:table-cell>
          <table:table-cell office:value-type="float" office:value="116.2899706" calcext:value-type="float">
            <text:p>116.2899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91.9220734" calcext:value-type="float">
            <text:p>91.9220734</text:p>
          </table:table-cell>
          <table:table-cell office:value-type="float" office:value="89.2516886" calcext:value-type="float">
            <text:p>89.2516886</text:p>
          </table:table-cell>
          <table:table-cell office:value-type="float" office:value="88.3689532" calcext:value-type="float">
            <text:p>88.3689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61.776725" calcext:value-type="float">
            <text:p>61.776725</text:p>
          </table:table-cell>
          <table:table-cell office:value-type="float" office:value="61.6043754" calcext:value-type="float">
            <text:p>61.6043754</text:p>
          </table:table-cell>
          <table:table-cell office:value-type="float" office:value="59.7776412" calcext:value-type="float">
            <text:p>59.7776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61.8370652" calcext:value-type="float">
            <text:p>61.8370652</text:p>
          </table:table-cell>
          <table:table-cell office:value-type="float" office:value="60.1248154" calcext:value-type="float">
            <text:p>60.1248154</text:p>
          </table:table-cell>
          <table:table-cell office:value-type="float" office:value="60.6293822" calcext:value-type="float">
            <text:p>60.6293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60.8054252" calcext:value-type="float">
            <text:p>60.8054252</text:p>
          </table:table-cell>
          <table:table-cell office:value-type="float" office:value="60.694425" calcext:value-type="float">
            <text:p>60.694425</text:p>
          </table:table-cell>
          <table:table-cell office:value-type="float" office:value="60.238109" calcext:value-type="float">
            <text:p>60.238109</text:p>
          </table:table-cell>
          <table:table-cell table:number-columns-repeated="5"/>
        </table:table-row>
      </table:table>
      <table:table table:name="R4000" table:style-name="ta1">
        <office:forms form:automatic-focus="false" form:apply-design-mode="false"/>
        <table:shapes>
          <draw:frame draw:z-index="0" draw:style-name="gr1" draw:text-style-name="P1" svg:width="453.46pt" svg:height="254.78pt" svg:x="391.83pt" svg:y="12.81pt">
            <loext:p/>
            <draw:object draw:notify-on-update-of-ranges="R4000.B14:R4000.E14 R4000.A15:R4000.A15 R4000.B15:R4000.E15 R4000.A16:R4000.A16 R4000.B16:R4000.E16 R4000.A17:R4000.A17 R4000.B17:R4000.E17 R4000.A18:R4000.A18 R4000.B18:R4000.E18 R4000.A19:R4000.A19 R4000.B19:R4000.E19 R4000.A20:R4000.A20 R4000.B20:R4000.E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NO OPT-NO MAVX</text:p>
          </table:table-cell>
          <table:table-cell table:style-name="ce1" office:value-type="string" calcext:value-type="string">
            <text:p>NO OPT-MAVX</text:p>
          </table:table-cell>
          <table:table-cell table:style-name="ce1" office:value-type="string" calcext:value-type="string">
            <text:p>OPT-NO MAVX</text:p>
          </table:table-cell>
          <table:table-cell table:style-name="ce1" office:value-type="string" calcext:value-type="string">
            <text:p>OPT-MAVX</text:p>
          </table:table-cell>
        </table:table-row>
        <table:table-row table:style-name="ro1">
          <table:table-cell table:style-name="ce1" office:value-type="string" calcext:value-type="string">
            <text:p>2 threads</text:p>
          </table:table-cell>
          <table:table-cell table:style-name="ce1" office:value-type="float" office:value="229.1872478" calcext:value-type="float">
            <text:p>229.1872478</text:p>
          </table:table-cell>
          <table:table-cell table:style-name="ce1" office:value-type="float" office:value="228.982343" calcext:value-type="float">
            <text:p>228.982343</text:p>
          </table:table-cell>
          <table:table-cell table:style-name="ce1" office:value-type="float" office:value="13.6812526" calcext:value-type="float">
            <text:p>13.6812526</text:p>
          </table:table-cell>
          <table:table-cell table:style-name="ce1" office:value-type="float" office:value="11.4186892" calcext:value-type="float">
            <text:p>11.4186892</text:p>
          </table:table-cell>
        </table:table-row>
        <table:table-row table:style-name="ro1">
          <table:table-cell table:style-name="ce1" office:value-type="string" calcext:value-type="string">
            <text:p>4 threads</text:p>
          </table:table-cell>
          <table:table-cell table:style-name="ce1" office:value-type="float" office:value="120.5169276" calcext:value-type="float">
            <text:p>120.5169276</text:p>
          </table:table-cell>
          <table:table-cell table:style-name="ce1" office:value-type="float" office:value="118.7724724" calcext:value-type="float">
            <text:p>118.7724724</text:p>
          </table:table-cell>
          <table:table-cell table:style-name="ce1" office:value-type="float" office:value="7.183581" calcext:value-type="float">
            <text:p>7.183581</text:p>
          </table:table-cell>
          <table:table-cell table:style-name="ce1" office:value-type="float" office:value="6.036821" calcext:value-type="float">
            <text:p>6.036821</text:p>
          </table:table-cell>
        </table:table-row>
        <table:table-row table:style-name="ro1">
          <table:table-cell table:style-name="ce1" office:value-type="string" calcext:value-type="string">
            <text:p>6 threads</text:p>
          </table:table-cell>
          <table:table-cell table:style-name="ce1" office:value-type="float" office:value="91.9488732" calcext:value-type="float">
            <text:p>91.9488732</text:p>
          </table:table-cell>
          <table:table-cell table:style-name="ce1" office:value-type="float" office:value="91.8259088" calcext:value-type="float">
            <text:p>91.8259088</text:p>
          </table:table-cell>
          <table:table-cell table:style-name="ce1" office:value-type="float" office:value="5.6827774" calcext:value-type="float">
            <text:p>5.6827774</text:p>
          </table:table-cell>
          <table:table-cell table:style-name="ce1" office:value-type="float" office:value="4.7883886" calcext:value-type="float">
            <text:p>4.7883886</text:p>
          </table:table-cell>
        </table:table-row>
        <table:table-row table:style-name="ro1">
          <table:table-cell table:style-name="ce1" office:value-type="string" calcext:value-type="string">
            <text:p>8 threads</text:p>
          </table:table-cell>
          <table:table-cell table:style-name="ce1" office:value-type="float" office:value="61.9870918" calcext:value-type="float">
            <text:p>61.9870918</text:p>
          </table:table-cell>
          <table:table-cell table:style-name="ce1" office:value-type="float" office:value="62.1922272" calcext:value-type="float">
            <text:p>62.1922272</text:p>
          </table:table-cell>
          <table:table-cell table:style-name="ce1" office:value-type="float" office:value="3.8888228" calcext:value-type="float">
            <text:p>3.8888228</text:p>
          </table:table-cell>
          <table:table-cell table:style-name="ce1" office:value-type="float" office:value="3.2846972" calcext:value-type="float">
            <text:p>3.2846972</text:p>
          </table:table-cell>
        </table:table-row>
        <table:table-row table:style-name="ro1">
          <table:table-cell table:style-name="ce1" office:value-type="string" calcext:value-type="string">
            <text:p>10 threads</text:p>
          </table:table-cell>
          <table:table-cell table:style-name="ce1" office:value-type="float" office:value="60.7767304" calcext:value-type="float">
            <text:p>60.7767304</text:p>
          </table:table-cell>
          <table:table-cell table:style-name="ce1" office:value-type="float" office:value="60.7233484" calcext:value-type="float">
            <text:p>60.7233484</text:p>
          </table:table-cell>
          <table:table-cell table:style-name="ce1" office:value-type="float" office:value="3.8783206" calcext:value-type="float">
            <text:p>3.8783206</text:p>
          </table:table-cell>
          <table:table-cell table:style-name="ce1" office:value-type="float" office:value="3.3014698" calcext:value-type="float">
            <text:p>3.3014698</text:p>
          </table:table-cell>
        </table:table-row>
        <table:table-row table:style-name="ro1">
          <table:table-cell table:style-name="ce1" office:value-type="string" calcext:value-type="string">
            <text:p>12 threads</text:p>
          </table:table-cell>
          <table:table-cell table:style-name="ce1" office:value-type="float" office:value="46.4618122" calcext:value-type="float">
            <text:p>46.4618122</text:p>
          </table:table-cell>
          <table:table-cell table:style-name="ce1" office:value-type="float" office:value="46.4490032" calcext:value-type="float">
            <text:p>46.4490032</text:p>
          </table:table-cell>
          <table:table-cell table:style-name="ce1" office:value-type="float" office:value="2.9720958" calcext:value-type="float">
            <text:p>2.9720958</text:p>
          </table:table-cell>
          <table:table-cell table:style-name="ce1" office:value-type="float" office:value="2.5364866" calcext:value-type="float">
            <text:p>2.536486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PT-MAV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Cores, close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Speedup</text:p>
          </table:table-cell>
          <table:table-cell/>
        </table:table-row>
        <table:table-row table:style-name="ro1">
          <table:table-cell table:style-name="ce1" office:value-type="string" calcext:value-type="string">
            <text:p>2 threads</text:p>
          </table:table-cell>
          <table:table-cell table:style-name="ce1" office:value-type="float" office:value="11.4186892" calcext:value-type="float">
            <text:p>11.4186892</text:p>
          </table:table-cell>
          <table:table-cell table:style-name="ce1" office:value-type="float" office:value="20.5158344" calcext:value-type="float">
            <text:p>20.5158344</text:p>
          </table:table-cell>
          <table:table-cell table:style-name="ce1" table:formula="of:=([.$C$25])/[.B25]" office:value-type="float" office:value="1.79668909807966" calcext:value-type="float">
            <text:p>1.79668909807966</text:p>
          </table:table-cell>
          <table:table-cell/>
        </table:table-row>
        <table:table-row table:style-name="ro1">
          <table:table-cell table:style-name="ce1" office:value-type="string" calcext:value-type="string">
            <text:p>4 threads</text:p>
          </table:table-cell>
          <table:table-cell table:style-name="ce1" office:value-type="float" office:value="6.036821" calcext:value-type="float">
            <text:p>6.036821</text:p>
          </table:table-cell>
          <table:table-cell table:style-name="ce1"/>
          <table:table-cell table:style-name="ce1" table:formula="of:=([.$C$25])/[.B26]" office:value-type="float" office:value="3.39845001201791" calcext:value-type="float">
            <text:p>3.39845001201791</text:p>
          </table:table-cell>
          <table:table-cell/>
        </table:table-row>
        <table:table-row table:style-name="ro1">
          <table:table-cell table:style-name="ce1" office:value-type="string" calcext:value-type="string">
            <text:p>6 threads</text:p>
          </table:table-cell>
          <table:table-cell table:style-name="ce1" office:value-type="float" office:value="4.7883886" calcext:value-type="float">
            <text:p>4.7883886</text:p>
          </table:table-cell>
          <table:table-cell table:style-name="ce1"/>
          <table:table-cell table:style-name="ce1" table:formula="of:=([.$C$25])/[.B27]" office:value-type="float" office:value="4.28449654232324" calcext:value-type="float">
            <text:p>4.28449654232324</text:p>
          </table:table-cell>
          <table:table-cell/>
        </table:table-row>
        <table:table-row table:style-name="ro1">
          <table:table-cell table:style-name="ce1" office:value-type="string" calcext:value-type="string">
            <text:p>8 threads</text:p>
          </table:table-cell>
          <table:table-cell table:style-name="ce1" office:value-type="float" office:value="3.2846972" calcext:value-type="float">
            <text:p>3.2846972</text:p>
          </table:table-cell>
          <table:table-cell table:style-name="ce1"/>
          <table:table-cell table:style-name="ce1" table:formula="of:=([.$C$25])/[.B28]" office:value-type="float" office:value="6.24588299950449" calcext:value-type="float">
            <text:p>6.24588299950449</text:p>
          </table:table-cell>
          <table:table-cell/>
        </table:table-row>
        <table:table-row table:style-name="ro1">
          <table:table-cell table:style-name="ce1" office:value-type="string" calcext:value-type="string">
            <text:p>10 threads</text:p>
          </table:table-cell>
          <table:table-cell table:style-name="ce1" office:value-type="float" office:value="3.3014698" calcext:value-type="float">
            <text:p>3.3014698</text:p>
          </table:table-cell>
          <table:table-cell table:style-name="ce1"/>
          <table:table-cell table:style-name="ce1" table:formula="of:=([.$C$25])/[.B29]" office:value-type="float" office:value="6.21415176961486" calcext:value-type="float">
            <text:p>6.21415176961486</text:p>
          </table:table-cell>
          <table:table-cell/>
        </table:table-row>
        <table:table-row table:style-name="ro1">
          <table:table-cell table:style-name="ce1" office:value-type="string" calcext:value-type="string">
            <text:p>12 threads</text:p>
          </table:table-cell>
          <table:table-cell table:style-name="ce1" office:value-type="float" office:value="2.5364866" calcext:value-type="float">
            <text:p>2.5364866</text:p>
          </table:table-cell>
          <table:table-cell table:style-name="ce1"/>
          <table:table-cell table:style-name="ce1" table:formula="of:=([.$C$25])/[.B30]" office:value-type="float" office:value="8.08828810686404" calcext:value-type="float">
            <text:p>8.08828810686404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OPT-MAV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Cores, close</text:p>
          </table:table-cell>
          <table:table-cell table:style-name="ce1"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cuencial</text:p>
          </table:table-cell>
          <table:table-cell table:style-name="ce1" office:value-type="float" office:value="19.5237794" calcext:value-type="float">
            <text:p>19.5237794</text:p>
          </table:table-cell>
          <table:table-cell table:style-name="ce1" table:formula="of:=[.B$40]/[.B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 threads</text:p>
          </table:table-cell>
          <table:table-cell table:style-name="ce1" office:value-type="float" office:value="10.524237" calcext:value-type="float">
            <text:p>10.524237</text:p>
          </table:table-cell>
          <table:table-cell table:style-name="ce1" table:formula="of:=[.B$40]/[.B41]" office:value-type="float" office:value="1.8551254024401" calcext:value-type="float">
            <text:p>1.85512540244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 threads</text:p>
          </table:table-cell>
          <table:table-cell table:style-name="ce1" office:value-type="float" office:value="5.5449178" calcext:value-type="float">
            <text:p>5.5449178</text:p>
          </table:table-cell>
          <table:table-cell table:style-name="ce1" table:formula="of:=[.B$40]/[.B42]" office:value-type="float" office:value="3.52102233147622" calcext:value-type="float">
            <text:p>3.521022331476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 threads</text:p>
          </table:table-cell>
          <table:table-cell table:style-name="ce1" office:value-type="float" office:value="4.3159568" calcext:value-type="float">
            <text:p>4.3159568</text:p>
          </table:table-cell>
          <table:table-cell table:style-name="ce1" table:formula="of:=[.B$40]/[.B43]" office:value-type="float" office:value="4.52362715956749" calcext:value-type="float">
            <text:p>4.523627159567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 threads</text:p>
          </table:table-cell>
          <table:table-cell table:style-name="ce1" office:value-type="float" office:value="3.0093166" calcext:value-type="float">
            <text:p>3.0093166</text:p>
          </table:table-cell>
          <table:table-cell table:style-name="ce1" table:formula="of:=[.B$40]/[.B44]" office:value-type="float" office:value="6.48777845441719" calcext:value-type="float">
            <text:p>6.487778454417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 threads</text:p>
          </table:table-cell>
          <table:table-cell table:style-name="ce1" office:value-type="float" office:value="3.0265484" calcext:value-type="float">
            <text:p>3.0265484</text:p>
          </table:table-cell>
          <table:table-cell table:style-name="ce1" table:formula="of:=[.B$40]/[.B45]" office:value-type="float" office:value="6.4508399733505" calcext:value-type="float">
            <text:p>6.45083997335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 threads</text:p>
          </table:table-cell>
          <table:table-cell table:style-name="ce1" office:value-type="float" office:value="2.9975128" calcext:value-type="float">
            <text:p>2.9975128</text:p>
          </table:table-cell>
          <table:table-cell table:style-name="ce1" table:formula="of:=[.B$40]/[.B46]" office:value-type="float" office:value="6.51332644851425" calcext:value-type="float">
            <text:p>6.51332644851425</text:p>
          </table:table-cell>
          <table:table-cell table:number-columns-repeated="2"/>
        </table:table-row>
      </table:table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3" table:default-cell-style-name="ce4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/>
          <table:table-cell table:style-name="ce2"/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office:value-type="float" office:value="0.2599588" calcext:value-type="float">
            <text:p>0.2599588</text:p>
          </table:table-cell>
          <table:table-cell table:style-name="ce4" office:value-type="float" office:value="0.3289586" calcext:value-type="float">
            <text:p>0.32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office:value-type="float" office:value="0.2553318" calcext:value-type="float">
            <text:p>0.2553318</text:p>
          </table:table-cell>
          <table:table-cell table:style-name="ce4" office:value-type="float" office:value="0.3096696" calcext:value-type="float">
            <text:p>0.309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office:value-type="float" office:value="0.261969" calcext:value-type="float">
            <text:p>0.261969</text:p>
          </table:table-cell>
          <table:table-cell table:style-name="ce4" office:value-type="float" office:value="0.2906554" calcext:value-type="float">
            <text:p>0.290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7"/>
          <table:table-cell table:style-name="ce2" office:value-type="string" calcext:value-type="string">
            <text:p>M:1000|B:1024</text:p>
          </table:table-cell>
          <table:table-cell table:style-name="ce4" office:value-type="float" office:value="0.2559136" calcext:value-type="float">
            <text:p>0.2559136</text:p>
          </table:table-cell>
          <table:table-cell table:style-name="ce4" office:value-type="float" office:value="0.258938" calcext:value-type="float">
            <text:p>0.25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office:forms form:automatic-focus="false" form:apply-design-mode="false"/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7.08pt" svg:y="298.69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5" table:default-cell-style-name="Default"/>
        <table:table-column table:style-name="co3" table:default-cell-style-name="ce4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table:table-column table:style-name="co3" table:number-columns-repeated="9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4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2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5139" calcext:value-type="float">
            <text:p>28.555139</text:p>
          </table:table-cell>
          <table:table-cell office:value-type="float" office:value="28.457416" calcext:value-type="float">
            <text:p>28.457416</text:p>
          </table:table-cell>
          <table:table-cell office:value-type="float" office:value="28.433289" calcext:value-type="float">
            <text:p>28.433289</text:p>
          </table:table-cell>
          <table:table-cell office:value-type="float" office:value="28.453023" calcext:value-type="float">
            <text:p>28.453023</text:p>
          </table:table-cell>
          <table:table-cell office:value-type="float" office:value="28.429555" calcext:value-type="float">
            <text:p>28.429555</text:p>
          </table:table-cell>
          <table:table-cell table:formula="of:=AVERAGE([.D2:.H2])" office:value-type="float" office:value="28.4656844" calcext:value-type="float">
            <text:p>28.4656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6966" calcext:value-type="float">
            <text:p>14.866966</text:p>
          </table:table-cell>
          <table:table-cell office:value-type="float" office:value="14.81819" calcext:value-type="float">
            <text:p>14.81819</text:p>
          </table:table-cell>
          <table:table-cell office:value-type="float" office:value="14.81024" calcext:value-type="float">
            <text:p>14.81024</text:p>
          </table:table-cell>
          <table:table-cell office:value-type="float" office:value="14.846639" calcext:value-type="float">
            <text:p>14.846639</text:p>
          </table:table-cell>
          <table:table-cell office:value-type="float" office:value="14.817065" calcext:value-type="float">
            <text:p>14.817065</text:p>
          </table:table-cell>
          <table:table-cell table:formula="of:=AVERAGE([.D3:.H3])" office:value-type="float" office:value="14.83182" calcext:value-type="float">
            <text:p>14.83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1" calcext:value-type="float">
            <text:p>14.81</text:p>
          </table:table-cell>
          <table:table-cell office:value-type="float" office:value="14.896617" calcext:value-type="float">
            <text:p>14.896617</text:p>
          </table:table-cell>
          <table:table-cell office:value-type="float" office:value="14.874877" calcext:value-type="float">
            <text:p>14.874877</text:p>
          </table:table-cell>
          <table:table-cell office:value-type="float" office:value="14.830627" calcext:value-type="float">
            <text:p>14.830627</text:p>
          </table:table-cell>
          <table:table-cell office:value-type="float" office:value="14.832796" calcext:value-type="float">
            <text:p>14.832796</text:p>
          </table:table-cell>
          <table:table-cell table:formula="of:=AVERAGE([.D4:.H4])" office:value-type="float" office:value="14.8489834" calcext:value-type="float">
            <text:p>14.8489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40035" calcext:value-type="float">
            <text:p>14.840035</text:p>
          </table:table-cell>
          <table:table-cell office:value-type="float" office:value="14.891726" calcext:value-type="float">
            <text:p>14.891726</text:p>
          </table:table-cell>
          <table:table-cell office:value-type="float" office:value="14.856888" calcext:value-type="float">
            <text:p>14.856888</text:p>
          </table:table-cell>
          <table:table-cell office:value-type="float" office:value="14.894749" calcext:value-type="float">
            <text:p>14.894749</text:p>
          </table:table-cell>
          <table:table-cell office:value-type="float" office:value="14.887338" calcext:value-type="float">
            <text:p>14.887338</text:p>
          </table:table-cell>
          <table:table-cell table:formula="of:=AVERAGE([.D5:.H5])" office:value-type="float" office:value="14.8741472" calcext:value-type="float">
            <text:p>14.8741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46686" calcext:value-type="float">
            <text:p>14.846686</text:p>
          </table:table-cell>
          <table:table-cell office:value-type="float" office:value="14.91296" calcext:value-type="float">
            <text:p>14.91296</text:p>
          </table:table-cell>
          <table:table-cell office:value-type="float" office:value="15.455478" calcext:value-type="float">
            <text:p>15.455478</text:p>
          </table:table-cell>
          <table:table-cell office:value-type="float" office:value="14.857496" calcext:value-type="float">
            <text:p>14.857496</text:p>
          </table:table-cell>
          <table:table-cell office:value-type="float" office:value="14.827434" calcext:value-type="float">
            <text:p>14.827434</text:p>
          </table:table-cell>
          <table:table-cell table:formula="of:=AVERAGE([.D6:.H6])" office:value-type="float" office:value="14.9800108" calcext:value-type="float">
            <text:p>14.980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9075" calcext:value-type="float">
            <text:p>14.889075</text:p>
          </table:table-cell>
          <table:table-cell office:value-type="float" office:value="14.844446" calcext:value-type="float">
            <text:p>14.844446</text:p>
          </table:table-cell>
          <table:table-cell office:value-type="float" office:value="14.905556" calcext:value-type="float">
            <text:p>14.905556</text:p>
          </table:table-cell>
          <table:table-cell office:value-type="float" office:value="14.843874" calcext:value-type="float">
            <text:p>14.843874</text:p>
          </table:table-cell>
          <table:table-cell office:value-type="float" office:value="14.907214" calcext:value-type="float">
            <text:p>14.907214</text:p>
          </table:table-cell>
          <table:table-cell table:formula="of:=AVERAGE([.D7:.H7])" office:value-type="float" office:value="14.878033" calcext:value-type="float">
            <text:p>14.878033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273546" calcext:value-type="float">
            <text:p>29.273546</text:p>
          </table:table-cell>
          <table:table-cell office:value-type="float" office:value="29.379968" calcext:value-type="float">
            <text:p>29.379968</text:p>
          </table:table-cell>
          <table:table-cell office:value-type="float" office:value="29.201386" calcext:value-type="float">
            <text:p>29.201386</text:p>
          </table:table-cell>
          <table:table-cell office:value-type="float" office:value="28.769686" calcext:value-type="float">
            <text:p>28.769686</text:p>
          </table:table-cell>
          <table:table-cell office:value-type="float" office:value="29.246114" calcext:value-type="float">
            <text:p>29.246114</text:p>
          </table:table-cell>
          <table:table-cell table:formula="of:=AVERAGE([.D8:.H8])" office:value-type="float" office:value="29.17414" calcext:value-type="float">
            <text:p>29.17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569" calcext:value-type="float">
            <text:p>14.86569</text:p>
          </table:table-cell>
          <table:table-cell office:value-type="float" office:value="14.826037" calcext:value-type="float">
            <text:p>14.826037</text:p>
          </table:table-cell>
          <table:table-cell office:value-type="float" office:value="14.803804" calcext:value-type="float">
            <text:p>14.803804</text:p>
          </table:table-cell>
          <table:table-cell office:value-type="float" office:value="14.825523" calcext:value-type="float">
            <text:p>14.825523</text:p>
          </table:table-cell>
          <table:table-cell office:value-type="float" office:value="14.825853" calcext:value-type="float">
            <text:p>14.825853</text:p>
          </table:table-cell>
          <table:table-cell table:formula="of:=AVERAGE([.D9:.H9])" office:value-type="float" office:value="14.8293814" calcext:value-type="float">
            <text:p>14.8293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23301" calcext:value-type="float">
            <text:p>14.823301</text:p>
          </table:table-cell>
          <table:table-cell office:value-type="float" office:value="14.879259" calcext:value-type="float">
            <text:p>14.879259</text:p>
          </table:table-cell>
          <table:table-cell office:value-type="float" office:value="14.838046" calcext:value-type="float">
            <text:p>14.838046</text:p>
          </table:table-cell>
          <table:table-cell office:value-type="float" office:value="14.831485" calcext:value-type="float">
            <text:p>14.831485</text:p>
          </table:table-cell>
          <table:table-cell office:value-type="float" office:value="14.88455" calcext:value-type="float">
            <text:p>14.88455</text:p>
          </table:table-cell>
          <table:table-cell table:formula="of:=AVERAGE([.D10:.H10])" office:value-type="float" office:value="14.8513282" calcext:value-type="float">
            <text:p>14.8513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35062" calcext:value-type="float">
            <text:p>14.835062</text:p>
          </table:table-cell>
          <table:table-cell office:value-type="float" office:value="14.886311" calcext:value-type="float">
            <text:p>14.886311</text:p>
          </table:table-cell>
          <table:table-cell office:value-type="float" office:value="14.870972" calcext:value-type="float">
            <text:p>14.870972</text:p>
          </table:table-cell>
          <table:table-cell office:value-type="float" office:value="14.889707" calcext:value-type="float">
            <text:p>14.889707</text:p>
          </table:table-cell>
          <table:table-cell office:value-type="float" office:value="14.84736" calcext:value-type="float">
            <text:p>14.84736</text:p>
          </table:table-cell>
          <table:table-cell table:formula="of:=AVERAGE([.D11:.H11])" office:value-type="float" office:value="14.8658824" calcext:value-type="float">
            <text:p>14.8658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30192" calcext:value-type="float">
            <text:p>14.930192</text:p>
          </table:table-cell>
          <table:table-cell office:value-type="float" office:value="14.875258" calcext:value-type="float">
            <text:p>14.875258</text:p>
          </table:table-cell>
          <table:table-cell office:value-type="float" office:value="14.847262" calcext:value-type="float">
            <text:p>14.847262</text:p>
          </table:table-cell>
          <table:table-cell office:value-type="float" office:value="14.835887" calcext:value-type="float">
            <text:p>14.835887</text:p>
          </table:table-cell>
          <table:table-cell office:value-type="float" office:value="14.884175" calcext:value-type="float">
            <text:p>14.884175</text:p>
          </table:table-cell>
          <table:table-cell table:formula="of:=AVERAGE([.D12:.H12])" office:value-type="float" office:value="14.8745548" calcext:value-type="float">
            <text:p>14.874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79814" calcext:value-type="float">
            <text:p>14.879814</text:p>
          </table:table-cell>
          <table:table-cell office:value-type="float" office:value="14.846557" calcext:value-type="float">
            <text:p>14.846557</text:p>
          </table:table-cell>
          <table:table-cell office:value-type="float" office:value="14.85745" calcext:value-type="float">
            <text:p>14.85745</text:p>
          </table:table-cell>
          <table:table-cell office:value-type="float" office:value="14.893053" calcext:value-type="float">
            <text:p>14.893053</text:p>
          </table:table-cell>
          <table:table-cell office:value-type="float" office:value="14.83393" calcext:value-type="float">
            <text:p>14.83393</text:p>
          </table:table-cell>
          <table:table-cell table:formula="of:=AVERAGE([.D13:.H13])" office:value-type="float" office:value="14.8621608" calcext:value-type="float">
            <text:p>14.86216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37" calcext:value-type="float">
            <text:p>1.632637</text:p>
          </table:table-cell>
          <table:table-cell office:value-type="float" office:value="1.630613" calcext:value-type="float">
            <text:p>1.630613</text:p>
          </table:table-cell>
          <table:table-cell office:value-type="float" office:value="1.611834" calcext:value-type="float">
            <text:p>1.611834</text:p>
          </table:table-cell>
          <table:table-cell office:value-type="float" office:value="1.600848" calcext:value-type="float">
            <text:p>1.600848</text:p>
          </table:table-cell>
          <table:table-cell office:value-type="float" office:value="1.598419" calcext:value-type="float">
            <text:p>1.598419</text:p>
          </table:table-cell>
          <table:table-cell table:formula="of:=AVERAGE([.D14:.H14])" office:value-type="float" office:value="1.6148702" calcext:value-type="float">
            <text:p>1.6148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9218" calcext:value-type="float">
            <text:p>0.899218</text:p>
          </table:table-cell>
          <table:table-cell office:value-type="float" office:value="0.901521" calcext:value-type="float">
            <text:p>0.901521</text:p>
          </table:table-cell>
          <table:table-cell office:value-type="float" office:value="0.894654" calcext:value-type="float">
            <text:p>0.894654</text:p>
          </table:table-cell>
          <table:table-cell office:value-type="float" office:value="0.904235" calcext:value-type="float">
            <text:p>0.904235</text:p>
          </table:table-cell>
          <table:table-cell office:value-type="float" office:value="0.907078" calcext:value-type="float">
            <text:p>0.907078</text:p>
          </table:table-cell>
          <table:table-cell table:formula="of:=AVERAGE([.D15:.H15])" office:value-type="float" office:value="0.9013412" calcext:value-type="float">
            <text:p>0.901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055" calcext:value-type="float">
            <text:p>0.93055</text:p>
          </table:table-cell>
          <table:table-cell office:value-type="float" office:value="0.940497" calcext:value-type="float">
            <text:p>0.940497</text:p>
          </table:table-cell>
          <table:table-cell office:value-type="float" office:value="0.941737" calcext:value-type="float">
            <text:p>0.941737</text:p>
          </table:table-cell>
          <table:table-cell office:value-type="float" office:value="0.925644" calcext:value-type="float">
            <text:p>0.925644</text:p>
          </table:table-cell>
          <table:table-cell office:value-type="float" office:value="0.924222" calcext:value-type="float">
            <text:p>0.924222</text:p>
          </table:table-cell>
          <table:table-cell table:formula="of:=AVERAGE([.D16:.H16])" office:value-type="float" office:value="0.93253" calcext:value-type="float">
            <text:p>0.93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63412" calcext:value-type="float">
            <text:p>0.963412</text:p>
          </table:table-cell>
          <table:table-cell office:value-type="float" office:value="0.961971" calcext:value-type="float">
            <text:p>0.961971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60756" calcext:value-type="float">
            <text:p>0.960756</text:p>
          </table:table-cell>
          <table:table-cell office:value-type="float" office:value="0.964046" calcext:value-type="float">
            <text:p>0.964046</text:p>
          </table:table-cell>
          <table:table-cell table:formula="of:=AVERAGE([.D17:.H17])" office:value-type="float" office:value="0.9625048" calcext:value-type="float">
            <text:p>0.9625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353" calcext:value-type="float">
            <text:p>0.971353</text:p>
          </table:table-cell>
          <table:table-cell office:value-type="float" office:value="0.970464" calcext:value-type="float">
            <text:p>0.970464</text:p>
          </table:table-cell>
          <table:table-cell office:value-type="float" office:value="0.950188" calcext:value-type="float">
            <text:p>0.950188</text:p>
          </table:table-cell>
          <table:table-cell office:value-type="float" office:value="0.976678" calcext:value-type="float">
            <text:p>0.976678</text:p>
          </table:table-cell>
          <table:table-cell office:value-type="float" office:value="0.951878" calcext:value-type="float">
            <text:p>0.951878</text:p>
          </table:table-cell>
          <table:table-cell table:formula="of:=AVERAGE([.D18:.H18])" office:value-type="float" office:value="0.9641122" calcext:value-type="float">
            <text:p>0.9641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1404" calcext:value-type="float">
            <text:p>0.971404</text:p>
          </table:table-cell>
          <table:table-cell office:value-type="float" office:value="0.968376" calcext:value-type="float">
            <text:p>0.968376</text:p>
          </table:table-cell>
          <table:table-cell office:value-type="float" office:value="0.973022" calcext:value-type="float">
            <text:p>0.973022</text:p>
          </table:table-cell>
          <table:table-cell office:value-type="float" office:value="0.969325" calcext:value-type="float">
            <text:p>0.969325</text:p>
          </table:table-cell>
          <table:table-cell office:value-type="float" office:value="0.993949" calcext:value-type="float">
            <text:p>0.993949</text:p>
          </table:table-cell>
          <table:table-cell table:formula="of:=AVERAGE([.D19:.H19])" office:value-type="float" office:value="0.9752152" calcext:value-type="float">
            <text:p>0.975215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035" calcext:value-type="float">
            <text:p>1.215035</text:p>
          </table:table-cell>
          <table:table-cell office:value-type="float" office:value="1.191694" calcext:value-type="float">
            <text:p>1.191694</text:p>
          </table:table-cell>
          <table:table-cell office:value-type="float" office:value="1.181648" calcext:value-type="float">
            <text:p>1.181648</text:p>
          </table:table-cell>
          <table:table-cell office:value-type="float" office:value="1.170393" calcext:value-type="float">
            <text:p>1.170393</text:p>
          </table:table-cell>
          <table:table-cell office:value-type="float" office:value="1.18109" calcext:value-type="float">
            <text:p>1.18109</text:p>
          </table:table-cell>
          <table:table-cell table:formula="of:=AVERAGE([.D20:.H20])" office:value-type="float" office:value="1.187972" calcext:value-type="float">
            <text:p>1.187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29" calcext:value-type="float">
            <text:p>0.682929</text:p>
          </table:table-cell>
          <table:table-cell office:value-type="float" office:value="0.676666" calcext:value-type="float">
            <text:p>0.676666</text:p>
          </table:table-cell>
          <table:table-cell office:value-type="float" office:value="0.810498" calcext:value-type="float">
            <text:p>0.810498</text:p>
          </table:table-cell>
          <table:table-cell office:value-type="float" office:value="0.675894" calcext:value-type="float">
            <text:p>0.675894</text:p>
          </table:table-cell>
          <table:table-cell office:value-type="float" office:value="0.675579" calcext:value-type="float">
            <text:p>0.675579</text:p>
          </table:table-cell>
          <table:table-cell table:formula="of:=AVERAGE([.D21:.H21])" office:value-type="float" office:value="0.7043132" calcext:value-type="float">
            <text:p>0.704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0266" calcext:value-type="float">
            <text:p>0.710266</text:p>
          </table:table-cell>
          <table:table-cell office:value-type="float" office:value="0.710097" calcext:value-type="float">
            <text:p>0.710097</text:p>
          </table:table-cell>
          <table:table-cell office:value-type="float" office:value="0.707093" calcext:value-type="float">
            <text:p>0.707093</text:p>
          </table:table-cell>
          <table:table-cell office:value-type="float" office:value="0.712558" calcext:value-type="float">
            <text:p>0.712558</text:p>
          </table:table-cell>
          <table:table-cell office:value-type="float" office:value="0.700815" calcext:value-type="float">
            <text:p>0.700815</text:p>
          </table:table-cell>
          <table:table-cell table:formula="of:=AVERAGE([.D22:.H22])" office:value-type="float" office:value="0.7081658" calcext:value-type="float">
            <text:p>0.7081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7899" calcext:value-type="float">
            <text:p>0.737899</text:p>
          </table:table-cell>
          <table:table-cell office:value-type="float" office:value="0.706532" calcext:value-type="float">
            <text:p>0.706532</text:p>
          </table:table-cell>
          <table:table-cell office:value-type="float" office:value="0.719384" calcext:value-type="float">
            <text:p>0.719384</text:p>
          </table:table-cell>
          <table:table-cell office:value-type="float" office:value="0.731452" calcext:value-type="float">
            <text:p>0.731452</text:p>
          </table:table-cell>
          <table:table-cell office:value-type="float" office:value="0.717815" calcext:value-type="float">
            <text:p>0.717815</text:p>
          </table:table-cell>
          <table:table-cell table:formula="of:=AVERAGE([.D23:.H23])" office:value-type="float" office:value="0.7226164" calcext:value-type="float">
            <text:p>0.7226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26175" calcext:value-type="float">
            <text:p>0.726175</text:p>
          </table:table-cell>
          <table:table-cell office:value-type="float" office:value="0.739897" calcext:value-type="float">
            <text:p>0.739897</text:p>
          </table:table-cell>
          <table:table-cell office:value-type="float" office:value="0.741674" calcext:value-type="float">
            <text:p>0.741674</text:p>
          </table:table-cell>
          <table:table-cell office:value-type="float" office:value="0.738242" calcext:value-type="float">
            <text:p>0.738242</text:p>
          </table:table-cell>
          <table:table-cell office:value-type="float" office:value="0.743466" calcext:value-type="float">
            <text:p>0.743466</text:p>
          </table:table-cell>
          <table:table-cell table:formula="of:=AVERAGE([.D24:.H24])" office:value-type="float" office:value="0.7378908" calcext:value-type="float">
            <text:p>0.7378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1815" calcext:value-type="float">
            <text:p>0.731815</text:p>
          </table:table-cell>
          <table:table-cell office:value-type="float" office:value="0.738376" calcext:value-type="float">
            <text:p>0.73837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.723857" calcext:value-type="float">
            <text:p>0.723857</text:p>
          </table:table-cell>
          <table:table-cell office:value-type="float" office:value="0.741801" calcext:value-type="float">
            <text:p>0.741801</text:p>
          </table:table-cell>
          <table:table-cell table:formula="of:=AVERAGE([.D25:.H25])" office:value-type="float" office:value="0.7371026" calcext:value-type="float">
            <text:p>0.737102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1377" calcext:value-type="float">
            <text:p>28.551377</text:p>
          </table:table-cell>
          <table:table-cell office:value-type="float" office:value="28.603886" calcext:value-type="float">
            <text:p>28.603886</text:p>
          </table:table-cell>
          <table:table-cell office:value-type="float" office:value="28.567792" calcext:value-type="float">
            <text:p>28.567792</text:p>
          </table:table-cell>
          <table:table-cell office:value-type="float" office:value="28.56972" calcext:value-type="float">
            <text:p>28.56972</text:p>
          </table:table-cell>
          <table:table-cell office:value-type="float" office:value="28.588475" calcext:value-type="float">
            <text:p>28.588475</text:p>
          </table:table-cell>
          <table:table-cell table:formula="of:=AVERAGE([.D26:.H26])" office:value-type="float" office:value="28.57625" calcext:value-type="float">
            <text:p>28.57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20629" calcext:value-type="float">
            <text:p>14.520629</text:p>
          </table:table-cell>
          <table:table-cell office:value-type="float" office:value="14.30291" calcext:value-type="float">
            <text:p>14.30291</text:p>
          </table:table-cell>
          <table:table-cell office:value-type="float" office:value="14.653563" calcext:value-type="float">
            <text:p>14.653563</text:p>
          </table:table-cell>
          <table:table-cell office:value-type="float" office:value="14.576062" calcext:value-type="float">
            <text:p>14.576062</text:p>
          </table:table-cell>
          <table:table-cell office:value-type="float" office:value="14.412458" calcext:value-type="float">
            <text:p>14.412458</text:p>
          </table:table-cell>
          <table:table-cell table:formula="of:=AVERAGE([.D27:.H27])" office:value-type="float" office:value="14.4931244" calcext:value-type="float">
            <text:p>14.4931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39967" calcext:value-type="float">
            <text:p>14.839967</text:p>
          </table:table-cell>
          <table:table-cell office:value-type="float" office:value="14.837336" calcext:value-type="float">
            <text:p>14.837336</text:p>
          </table:table-cell>
          <table:table-cell office:value-type="float" office:value="14.840244" calcext:value-type="float">
            <text:p>14.840244</text:p>
          </table:table-cell>
          <table:table-cell office:value-type="float" office:value="14.904261" calcext:value-type="float">
            <text:p>14.904261</text:p>
          </table:table-cell>
          <table:table-cell office:value-type="float" office:value="14.914708" calcext:value-type="float">
            <text:p>14.914708</text:p>
          </table:table-cell>
          <table:table-cell table:formula="of:=AVERAGE([.D28:.H28])" office:value-type="float" office:value="14.8673032" calcext:value-type="float">
            <text:p>14.8673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86253" calcext:value-type="float">
            <text:p>14.886253</text:p>
          </table:table-cell>
          <table:table-cell office:value-type="float" office:value="14.905352" calcext:value-type="float">
            <text:p>14.905352</text:p>
          </table:table-cell>
          <table:table-cell office:value-type="float" office:value="14.874647" calcext:value-type="float">
            <text:p>14.874647</text:p>
          </table:table-cell>
          <table:table-cell office:value-type="float" office:value="14.88693" calcext:value-type="float">
            <text:p>14.88693</text:p>
          </table:table-cell>
          <table:table-cell office:value-type="float" office:value="14.904479" calcext:value-type="float">
            <text:p>14.904479</text:p>
          </table:table-cell>
          <table:table-cell table:formula="of:=AVERAGE([.D29:.H29])" office:value-type="float" office:value="14.8915322" calcext:value-type="float">
            <text:p>14.8915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8036" calcext:value-type="float">
            <text:p>14.908036</text:p>
          </table:table-cell>
          <table:table-cell office:value-type="float" office:value="14.903396" calcext:value-type="float">
            <text:p>14.903396</text:p>
          </table:table-cell>
          <table:table-cell office:value-type="float" office:value="14.884907" calcext:value-type="float">
            <text:p>14.884907</text:p>
          </table:table-cell>
          <table:table-cell office:value-type="float" office:value="15.241141" calcext:value-type="float">
            <text:p>15.241141</text:p>
          </table:table-cell>
          <table:table-cell office:value-type="float" office:value="14.898008" calcext:value-type="float">
            <text:p>14.898008</text:p>
          </table:table-cell>
          <table:table-cell table:formula="of:=AVERAGE([.D30:.H30])" office:value-type="float" office:value="14.9670976" calcext:value-type="float">
            <text:p>14.9670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9812" calcext:value-type="float">
            <text:p>14.899812</text:p>
          </table:table-cell>
          <table:table-cell office:value-type="float" office:value="14.889343" calcext:value-type="float">
            <text:p>14.889343</text:p>
          </table:table-cell>
          <table:table-cell office:value-type="float" office:value="15.293467" calcext:value-type="float">
            <text:p>15.293467</text:p>
          </table:table-cell>
          <table:table-cell office:value-type="float" office:value="15.270096" calcext:value-type="float">
            <text:p>15.270096</text:p>
          </table:table-cell>
          <table:table-cell office:value-type="float" office:value="15.298595" calcext:value-type="float">
            <text:p>15.298595</text:p>
          </table:table-cell>
          <table:table-cell table:formula="of:=AVERAGE([.D31:.H31])" office:value-type="float" office:value="15.1302626" calcext:value-type="float">
            <text:p>15.130262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488992" calcext:value-type="float">
            <text:p>28.488992</text:p>
          </table:table-cell>
          <table:table-cell office:value-type="float" office:value="28.48129" calcext:value-type="float">
            <text:p>28.48129</text:p>
          </table:table-cell>
          <table:table-cell office:value-type="float" office:value="28.481254" calcext:value-type="float">
            <text:p>28.481254</text:p>
          </table:table-cell>
          <table:table-cell office:value-type="float" office:value="28.47207" calcext:value-type="float">
            <text:p>28.47207</text:p>
          </table:table-cell>
          <table:table-cell office:value-type="float" office:value="28.466902" calcext:value-type="float">
            <text:p>28.466902</text:p>
          </table:table-cell>
          <table:table-cell table:formula="of:=AVERAGE([.D32:.H32])" office:value-type="float" office:value="28.4781016" calcext:value-type="float">
            <text:p>28.4781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10692" calcext:value-type="float">
            <text:p>14.710692</text:p>
          </table:table-cell>
          <table:table-cell office:value-type="float" office:value="14.697521" calcext:value-type="float">
            <text:p>14.697521</text:p>
          </table:table-cell>
          <table:table-cell office:value-type="float" office:value="14.634502" calcext:value-type="float">
            <text:p>14.634502</text:p>
          </table:table-cell>
          <table:table-cell office:value-type="float" office:value="14.621604" calcext:value-type="float">
            <text:p>14.621604</text:p>
          </table:table-cell>
          <table:table-cell office:value-type="float" office:value="14.591279" calcext:value-type="float">
            <text:p>14.591279</text:p>
          </table:table-cell>
          <table:table-cell table:formula="of:=AVERAGE([.D33:.H33])" office:value-type="float" office:value="14.6511196" calcext:value-type="float">
            <text:p>14.6511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46533" calcext:value-type="float">
            <text:p>14.846533</text:p>
          </table:table-cell>
          <table:table-cell office:value-type="float" office:value="14.851686" calcext:value-type="float">
            <text:p>14.851686</text:p>
          </table:table-cell>
          <table:table-cell office:value-type="float" office:value="14.849843" calcext:value-type="float">
            <text:p>14.849843</text:p>
          </table:table-cell>
          <table:table-cell office:value-type="float" office:value="14.836549" calcext:value-type="float">
            <text:p>14.836549</text:p>
          </table:table-cell>
          <table:table-cell office:value-type="float" office:value="14.834056" calcext:value-type="float">
            <text:p>14.834056</text:p>
          </table:table-cell>
          <table:table-cell table:formula="of:=AVERAGE([.D34:.H34])" office:value-type="float" office:value="14.8437334" calcext:value-type="float">
            <text:p>14.8437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52803" calcext:value-type="float">
            <text:p>14.852803</text:p>
          </table:table-cell>
          <table:table-cell office:value-type="float" office:value="14.827013" calcext:value-type="float">
            <text:p>14.827013</text:p>
          </table:table-cell>
          <table:table-cell office:value-type="float" office:value="14.833224" calcext:value-type="float">
            <text:p>14.833224</text:p>
          </table:table-cell>
          <table:table-cell office:value-type="float" office:value="14.849095" calcext:value-type="float">
            <text:p>14.849095</text:p>
          </table:table-cell>
          <table:table-cell office:value-type="float" office:value="14.837958" calcext:value-type="float">
            <text:p>14.837958</text:p>
          </table:table-cell>
          <table:table-cell table:formula="of:=AVERAGE([.D35:.H35])" office:value-type="float" office:value="14.8400186" calcext:value-type="float">
            <text:p>14.8400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027" calcext:value-type="float">
            <text:p>14.90027</text:p>
          </table:table-cell>
          <table:table-cell office:value-type="float" office:value="14.901143" calcext:value-type="float">
            <text:p>14.901143</text:p>
          </table:table-cell>
          <table:table-cell office:value-type="float" office:value="14.894701" calcext:value-type="float">
            <text:p>14.894701</text:p>
          </table:table-cell>
          <table:table-cell office:value-type="float" office:value="14.83221" calcext:value-type="float">
            <text:p>14.83221</text:p>
          </table:table-cell>
          <table:table-cell office:value-type="float" office:value="14.886153" calcext:value-type="float">
            <text:p>14.886153</text:p>
          </table:table-cell>
          <table:table-cell table:formula="of:=AVERAGE([.D36:.H36])" office:value-type="float" office:value="14.8828954" calcext:value-type="float">
            <text:p>14.8828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4858" calcext:value-type="float">
            <text:p>14.894858</text:p>
          </table:table-cell>
          <table:table-cell office:value-type="float" office:value="14.849131" calcext:value-type="float">
            <text:p>14.849131</text:p>
          </table:table-cell>
          <table:table-cell office:value-type="float" office:value="14.866947" calcext:value-type="float">
            <text:p>14.866947</text:p>
          </table:table-cell>
          <table:table-cell office:value-type="float" office:value="14.847707" calcext:value-type="float">
            <text:p>14.847707</text:p>
          </table:table-cell>
          <table:table-cell office:value-type="float" office:value="14.881111" calcext:value-type="float">
            <text:p>14.881111</text:p>
          </table:table-cell>
          <table:table-cell table:formula="of:=AVERAGE([.D37:.H37])" office:value-type="float" office:value="14.8679508" calcext:value-type="float">
            <text:p>14.86795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48183" calcext:value-type="float">
            <text:p>1.648183</text:p>
          </table:table-cell>
          <table:table-cell office:value-type="float" office:value="1.618985" calcext:value-type="float">
            <text:p>1.618985</text:p>
          </table:table-cell>
          <table:table-cell office:value-type="float" office:value="1.64029" calcext:value-type="float">
            <text:p>1.64029</text:p>
          </table:table-cell>
          <table:table-cell office:value-type="float" office:value="1.637765" calcext:value-type="float">
            <text:p>1.637765</text:p>
          </table:table-cell>
          <table:table-cell office:value-type="float" office:value="1.64397" calcext:value-type="float">
            <text:p>1.64397</text:p>
          </table:table-cell>
          <table:table-cell table:formula="of:=AVERAGE([.D38:.H38])" office:value-type="float" office:value="1.6378386" calcext:value-type="float">
            <text:p>1.6378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27363" calcext:value-type="float">
            <text:p>0.927363</text:p>
          </table:table-cell>
          <table:table-cell office:value-type="float" office:value="0.889551" calcext:value-type="float">
            <text:p>0.889551</text:p>
          </table:table-cell>
          <table:table-cell office:value-type="float" office:value="0.889195" calcext:value-type="float">
            <text:p>0.889195</text:p>
          </table:table-cell>
          <table:table-cell office:value-type="float" office:value="0.886924" calcext:value-type="float">
            <text:p>0.886924</text:p>
          </table:table-cell>
          <table:table-cell office:value-type="float" office:value="0.88703" calcext:value-type="float">
            <text:p>0.88703</text:p>
          </table:table-cell>
          <table:table-cell table:formula="of:=AVERAGE([.D39:.H39])" office:value-type="float" office:value="0.8960126" calcext:value-type="float">
            <text:p>0.896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63" calcext:value-type="float">
            <text:p>0.92763</text:p>
          </table:table-cell>
          <table:table-cell office:value-type="float" office:value="0.930333" calcext:value-type="float">
            <text:p>0.930333</text:p>
          </table:table-cell>
          <table:table-cell office:value-type="float" office:value="0.95363" calcext:value-type="float">
            <text:p>0.95363</text:p>
          </table:table-cell>
          <table:table-cell office:value-type="float" office:value="0.928587" calcext:value-type="float">
            <text:p>0.928587</text:p>
          </table:table-cell>
          <table:table-cell office:value-type="float" office:value="0.930877" calcext:value-type="float">
            <text:p>0.930877</text:p>
          </table:table-cell>
          <table:table-cell table:formula="of:=AVERAGE([.D40:.H40])" office:value-type="float" office:value="0.9342114" calcext:value-type="float">
            <text:p>0.9342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31763" calcext:value-type="float">
            <text:p>0.931763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28181" calcext:value-type="float">
            <text:p>0.928181</text:p>
          </table:table-cell>
          <table:table-cell office:value-type="float" office:value="0.930327" calcext:value-type="float">
            <text:p>0.930327</text:p>
          </table:table-cell>
          <table:table-cell table:formula="of:=AVERAGE([.D41:.H41])" office:value-type="float" office:value="0.928674" calcext:value-type="float">
            <text:p>0.928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25591" calcext:value-type="float">
            <text:p>0.925591</text:p>
          </table:table-cell>
          <table:table-cell office:value-type="float" office:value="0.948432" calcext:value-type="float">
            <text:p>0.948432</text:p>
          </table:table-cell>
          <table:table-cell office:value-type="float" office:value="0.954352" calcext:value-type="float">
            <text:p>0.954352</text:p>
          </table:table-cell>
          <table:table-cell office:value-type="float" office:value="0.953215" calcext:value-type="float">
            <text:p>0.953215</text:p>
          </table:table-cell>
          <table:table-cell office:value-type="float" office:value="0.952688" calcext:value-type="float">
            <text:p>0.952688</text:p>
          </table:table-cell>
          <table:table-cell table:formula="of:=AVERAGE([.D42:.H42])" office:value-type="float" office:value="0.9468556" calcext:value-type="float">
            <text:p>0.9468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68143" calcext:value-type="float">
            <text:p>0.968143</text:p>
          </table:table-cell>
          <table:table-cell office:value-type="float" office:value="0.95865" calcext:value-type="float">
            <text:p>0.95865</text:p>
          </table:table-cell>
          <table:table-cell office:value-type="float" office:value="0.973709" calcext:value-type="float">
            <text:p>0.973709</text:p>
          </table:table-cell>
          <table:table-cell office:value-type="float" office:value="0.96577" calcext:value-type="float">
            <text:p>0.96577</text:p>
          </table:table-cell>
          <table:table-cell office:value-type="float" office:value="0.974018" calcext:value-type="float">
            <text:p>0.974018</text:p>
          </table:table-cell>
          <table:table-cell table:formula="of:=AVERAGE([.D43:.H43])" office:value-type="float" office:value="0.968058" calcext:value-type="float">
            <text:p>0.9680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5274" calcext:value-type="float">
            <text:p>1.25274</text:p>
          </table:table-cell>
          <table:table-cell office:value-type="float" office:value="1.238595" calcext:value-type="float">
            <text:p>1.238595</text:p>
          </table:table-cell>
          <table:table-cell office:value-type="float" office:value="1.234932" calcext:value-type="float">
            <text:p>1.234932</text:p>
          </table:table-cell>
          <table:table-cell office:value-type="float" office:value="1.235477" calcext:value-type="float">
            <text:p>1.235477</text:p>
          </table:table-cell>
          <table:table-cell office:value-type="float" office:value="1.234415" calcext:value-type="float">
            <text:p>1.234415</text:p>
          </table:table-cell>
          <table:table-cell table:formula="of:=AVERAGE([.D44:.H44])" office:value-type="float" office:value="1.2392318" calcext:value-type="float">
            <text:p>1.239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749" calcext:value-type="float">
            <text:p>0.72749</text:p>
          </table:table-cell>
          <table:table-cell office:value-type="float" office:value="0.681944" calcext:value-type="float">
            <text:p>0.681944</text:p>
          </table:table-cell>
          <table:table-cell office:value-type="float" office:value="0.68029" calcext:value-type="float">
            <text:p>0.68029</text:p>
          </table:table-cell>
          <table:table-cell office:value-type="float" office:value="0.677542" calcext:value-type="float">
            <text:p>0.677542</text:p>
          </table:table-cell>
          <table:table-cell office:value-type="float" office:value="0.679468" calcext:value-type="float">
            <text:p>0.679468</text:p>
          </table:table-cell>
          <table:table-cell table:formula="of:=AVERAGE([.D45:.H45])" office:value-type="float" office:value="0.6893468" calcext:value-type="float">
            <text:p>0.6893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2434" calcext:value-type="float">
            <text:p>0.712434</text:p>
          </table:table-cell>
          <table:table-cell office:value-type="float" office:value="0.716547" calcext:value-type="float">
            <text:p>0.716547</text:p>
          </table:table-cell>
          <table:table-cell office:value-type="float" office:value="0.710808" calcext:value-type="float">
            <text:p>0.710808</text:p>
          </table:table-cell>
          <table:table-cell office:value-type="float" office:value="0.713442" calcext:value-type="float">
            <text:p>0.713442</text:p>
          </table:table-cell>
          <table:table-cell office:value-type="float" office:value="0.716602" calcext:value-type="float">
            <text:p>0.716602</text:p>
          </table:table-cell>
          <table:table-cell table:formula="of:=AVERAGE([.D46:.H46])" office:value-type="float" office:value="0.7139666" calcext:value-type="float">
            <text:p>0.713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19522" calcext:value-type="float">
            <text:p>0.719522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726948" calcext:value-type="float">
            <text:p>0.726948</text:p>
          </table:table-cell>
          <table:table-cell office:value-type="float" office:value="0.799528" calcext:value-type="float">
            <text:p>0.799528</text:p>
          </table:table-cell>
          <table:table-cell office:value-type="float" office:value="0.802979" calcext:value-type="float">
            <text:p>0.802979</text:p>
          </table:table-cell>
          <table:table-cell table:formula="of:=AVERAGE([.D47:.H47])" office:value-type="float" office:value="0.7535956" calcext:value-type="float">
            <text:p>0.7535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4734" calcext:value-type="float">
            <text:p>0.714734</text:p>
          </table:table-cell>
          <table:table-cell office:value-type="float" office:value="0.716686" calcext:value-type="float">
            <text:p>0.716686</text:p>
          </table:table-cell>
          <table:table-cell office:value-type="float" office:value="0.715164" calcext:value-type="float">
            <text:p>0.715164</text:p>
          </table:table-cell>
          <table:table-cell office:value-type="float" office:value="0.716353" calcext:value-type="float">
            <text:p>0.716353</text:p>
          </table:table-cell>
          <table:table-cell office:value-type="float" office:value="0.714376" calcext:value-type="float">
            <text:p>0.714376</text:p>
          </table:table-cell>
          <table:table-cell table:formula="of:=AVERAGE([.D48:.H48])" office:value-type="float" office:value="0.7154626" calcext:value-type="float">
            <text:p>0.715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7724" calcext:value-type="float">
            <text:p>0.747724</text:p>
          </table:table-cell>
          <table:table-cell office:value-type="float" office:value="0.741057" calcext:value-type="float">
            <text:p>0.741057</text:p>
          </table:table-cell>
          <table:table-cell office:value-type="float" office:value="0.720892" calcext:value-type="float">
            <text:p>0.720892</text:p>
          </table:table-cell>
          <table:table-cell office:value-type="float" office:value="0.739843" calcext:value-type="float">
            <text:p>0.739843</text:p>
          </table:table-cell>
          <table:table-cell office:value-type="float" office:value="0.724373" calcext:value-type="float">
            <text:p>0.724373</text:p>
          </table:table-cell>
          <table:table-cell table:formula="of:=AVERAGE([.D49:.H49])" office:value-type="float" office:value="0.7347778" calcext:value-type="float">
            <text:p>0.734777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9847" calcext:value-type="float">
            <text:p>28.499847</text:p>
          </table:table-cell>
          <table:table-cell office:value-type="float" office:value="28.526112" calcext:value-type="float">
            <text:p>28.526112</text:p>
          </table:table-cell>
          <table:table-cell office:value-type="float" office:value="29.402279" calcext:value-type="float">
            <text:p>29.402279</text:p>
          </table:table-cell>
          <table:table-cell office:value-type="float" office:value="28.84144" calcext:value-type="float">
            <text:p>28.84144</text:p>
          </table:table-cell>
          <table:table-cell office:value-type="float" office:value="29.356912" calcext:value-type="float">
            <text:p>29.356912</text:p>
          </table:table-cell>
          <table:table-cell table:formula="of:=AVERAGE([.D50:.H50])" office:value-type="float" office:value="28.925318" calcext:value-type="float">
            <text:p>28.92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32222" calcext:value-type="float">
            <text:p>14.832222</text:p>
          </table:table-cell>
          <table:table-cell office:value-type="float" office:value="14.799771" calcext:value-type="float">
            <text:p>14.799771</text:p>
          </table:table-cell>
          <table:table-cell office:value-type="float" office:value="14.799854" calcext:value-type="float">
            <text:p>14.799854</text:p>
          </table:table-cell>
          <table:table-cell office:value-type="float" office:value="14.805951" calcext:value-type="float">
            <text:p>14.805951</text:p>
          </table:table-cell>
          <table:table-cell office:value-type="float" office:value="14.799463" calcext:value-type="float">
            <text:p>14.799463</text:p>
          </table:table-cell>
          <table:table-cell table:formula="of:=AVERAGE([.D51:.H51])" office:value-type="float" office:value="14.8074522" calcext:value-type="float">
            <text:p>14.8074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3379" calcext:value-type="float">
            <text:p>14.873379</text:p>
          </table:table-cell>
          <table:table-cell office:value-type="float" office:value="14.81635" calcext:value-type="float">
            <text:p>14.81635</text:p>
          </table:table-cell>
          <table:table-cell office:value-type="float" office:value="15.210496" calcext:value-type="float">
            <text:p>15.210496</text:p>
          </table:table-cell>
          <table:table-cell office:value-type="float" office:value="15.178057" calcext:value-type="float">
            <text:p>15.178057</text:p>
          </table:table-cell>
          <table:table-cell office:value-type="float" office:value="15.247696" calcext:value-type="float">
            <text:p>15.247696</text:p>
          </table:table-cell>
          <table:table-cell table:formula="of:=AVERAGE([.D52:.H52])" office:value-type="float" office:value="15.0651956" calcext:value-type="float">
            <text:p>15.0651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5.332783" calcext:value-type="float">
            <text:p>15.332783</text:p>
          </table:table-cell>
          <table:table-cell office:value-type="float" office:value="15.040995" calcext:value-type="float">
            <text:p>15.040995</text:p>
          </table:table-cell>
          <table:table-cell office:value-type="float" office:value="15.216333" calcext:value-type="float">
            <text:p>15.216333</text:p>
          </table:table-cell>
          <table:table-cell office:value-type="float" office:value="15.380744" calcext:value-type="float">
            <text:p>15.380744</text:p>
          </table:table-cell>
          <table:table-cell office:value-type="float" office:value="15.168749" calcext:value-type="float">
            <text:p>15.168749</text:p>
          </table:table-cell>
          <table:table-cell table:formula="of:=AVERAGE([.D53:.H53])" office:value-type="float" office:value="15.2279208" calcext:value-type="float">
            <text:p>15.2279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65858" calcext:value-type="float">
            <text:p>14.865858</text:p>
          </table:table-cell>
          <table:table-cell office:value-type="float" office:value="14.883285" calcext:value-type="float">
            <text:p>14.883285</text:p>
          </table:table-cell>
          <table:table-cell office:value-type="float" office:value="14.914253" calcext:value-type="float">
            <text:p>14.914253</text:p>
          </table:table-cell>
          <table:table-cell office:value-type="float" office:value="14.892376" calcext:value-type="float">
            <text:p>14.892376</text:p>
          </table:table-cell>
          <table:table-cell office:value-type="float" office:value="14.900419" calcext:value-type="float">
            <text:p>14.900419</text:p>
          </table:table-cell>
          <table:table-cell table:formula="of:=AVERAGE([.D54:.H54])" office:value-type="float" office:value="14.8912382" calcext:value-type="float">
            <text:p>14.8912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4289" calcext:value-type="float">
            <text:p>14.884289</text:p>
          </table:table-cell>
          <table:table-cell office:value-type="float" office:value="14.822065" calcext:value-type="float">
            <text:p>14.822065</text:p>
          </table:table-cell>
          <table:table-cell office:value-type="float" office:value="14.884677" calcext:value-type="float">
            <text:p>14.884677</text:p>
          </table:table-cell>
          <table:table-cell office:value-type="float" office:value="14.845121" calcext:value-type="float">
            <text:p>14.845121</text:p>
          </table:table-cell>
          <table:table-cell office:value-type="float" office:value="14.901702" calcext:value-type="float">
            <text:p>14.901702</text:p>
          </table:table-cell>
          <table:table-cell table:formula="of:=AVERAGE([.D55:.H55])" office:value-type="float" office:value="14.8675708" calcext:value-type="float">
            <text:p>14.867570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889617" calcext:value-type="float">
            <text:p>28.889617</text:p>
          </table:table-cell>
          <table:table-cell office:value-type="float" office:value="28.816707" calcext:value-type="float">
            <text:p>28.816707</text:p>
          </table:table-cell>
          <table:table-cell office:value-type="float" office:value="28.876185" calcext:value-type="float">
            <text:p>28.876185</text:p>
          </table:table-cell>
          <table:table-cell office:value-type="float" office:value="29.081439" calcext:value-type="float">
            <text:p>29.081439</text:p>
          </table:table-cell>
          <table:table-cell office:value-type="float" office:value="28.99613" calcext:value-type="float">
            <text:p>28.99613</text:p>
          </table:table-cell>
          <table:table-cell table:formula="of:=AVERAGE([.D56:.H56])" office:value-type="float" office:value="28.9320156" calcext:value-type="float">
            <text:p>28.9320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4252" calcext:value-type="float">
            <text:p>14.864252</text:p>
          </table:table-cell>
          <table:table-cell office:value-type="float" office:value="14.807026" calcext:value-type="float">
            <text:p>14.807026</text:p>
          </table:table-cell>
          <table:table-cell office:value-type="float" office:value="14.805569" calcext:value-type="float">
            <text:p>14.805569</text:p>
          </table:table-cell>
          <table:table-cell office:value-type="float" office:value="14.804456" calcext:value-type="float">
            <text:p>14.804456</text:p>
          </table:table-cell>
          <table:table-cell office:value-type="float" office:value="14.816107" calcext:value-type="float">
            <text:p>14.816107</text:p>
          </table:table-cell>
          <table:table-cell table:formula="of:=AVERAGE([.D57:.H57])" office:value-type="float" office:value="14.819482" calcext:value-type="float">
            <text:p>14.8194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8023" calcext:value-type="float">
            <text:p>14.878023</text:p>
          </table:table-cell>
          <table:table-cell office:value-type="float" office:value="15.171556" calcext:value-type="float">
            <text:p>15.171556</text:p>
          </table:table-cell>
          <table:table-cell office:value-type="float" office:value="15.144855" calcext:value-type="float">
            <text:p>15.144855</text:p>
          </table:table-cell>
          <table:table-cell office:value-type="float" office:value="15.211967" calcext:value-type="float">
            <text:p>15.211967</text:p>
          </table:table-cell>
          <table:table-cell office:value-type="float" office:value="15.229363" calcext:value-type="float">
            <text:p>15.229363</text:p>
          </table:table-cell>
          <table:table-cell table:formula="of:=AVERAGE([.D58:.H58])" office:value-type="float" office:value="15.1271528" calcext:value-type="float">
            <text:p>15.127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980658" calcext:value-type="float">
            <text:p>14.980658</text:p>
          </table:table-cell>
          <table:table-cell office:value-type="float" office:value="14.88585" calcext:value-type="float">
            <text:p>14.88585</text:p>
          </table:table-cell>
          <table:table-cell office:value-type="float" office:value="14.840264" calcext:value-type="float">
            <text:p>14.840264</text:p>
          </table:table-cell>
          <table:table-cell office:value-type="float" office:value="14.891432" calcext:value-type="float">
            <text:p>14.891432</text:p>
          </table:table-cell>
          <table:table-cell office:value-type="float" office:value="15.144689" calcext:value-type="float">
            <text:p>15.144689</text:p>
          </table:table-cell>
          <table:table-cell table:formula="of:=AVERAGE([.D59:.H59])" office:value-type="float" office:value="14.9485786" calcext:value-type="float">
            <text:p>14.9485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9068" calcext:value-type="float">
            <text:p>14.89068</text:p>
          </table:table-cell>
          <table:table-cell office:value-type="float" office:value="15.053407" calcext:value-type="float">
            <text:p>15.053407</text:p>
          </table:table-cell>
          <table:table-cell office:value-type="float" office:value="14.892322" calcext:value-type="float">
            <text:p>14.892322</text:p>
          </table:table-cell>
          <table:table-cell office:value-type="float" office:value="14.858578" calcext:value-type="float">
            <text:p>14.858578</text:p>
          </table:table-cell>
          <table:table-cell office:value-type="float" office:value="14.908741" calcext:value-type="float">
            <text:p>14.908741</text:p>
          </table:table-cell>
          <table:table-cell table:formula="of:=AVERAGE([.D60:.H60])" office:value-type="float" office:value="14.9207456" calcext:value-type="float">
            <text:p>14.9207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59391" calcext:value-type="float">
            <text:p>14.859391</text:p>
          </table:table-cell>
          <table:table-cell office:value-type="float" office:value="14.912441" calcext:value-type="float">
            <text:p>14.912441</text:p>
          </table:table-cell>
          <table:table-cell office:value-type="float" office:value="14.879347" calcext:value-type="float">
            <text:p>14.879347</text:p>
          </table:table-cell>
          <table:table-cell office:value-type="float" office:value="15.07436" calcext:value-type="float">
            <text:p>15.07436</text:p>
          </table:table-cell>
          <table:table-cell office:value-type="float" office:value="14.870666" calcext:value-type="float">
            <text:p>14.870666</text:p>
          </table:table-cell>
          <table:table-cell table:formula="of:=AVERAGE([.D61:.H61])" office:value-type="float" office:value="14.919241" calcext:value-type="float">
            <text:p>14.919241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" calcext:value-type="float">
            <text:p>1.6326</text:p>
          </table:table-cell>
          <table:table-cell office:value-type="float" office:value="1.596435" calcext:value-type="float">
            <text:p>1.596435</text:p>
          </table:table-cell>
          <table:table-cell office:value-type="float" office:value="1.598049" calcext:value-type="float">
            <text:p>1.598049</text:p>
          </table:table-cell>
          <table:table-cell office:value-type="float" office:value="1.595821" calcext:value-type="float">
            <text:p>1.595821</text:p>
          </table:table-cell>
          <table:table-cell office:value-type="float" office:value="1.595612" calcext:value-type="float">
            <text:p>1.595612</text:p>
          </table:table-cell>
          <table:table-cell table:formula="of:=AVERAGE([.D62:.H62])" office:value-type="float" office:value="1.6037034" calcext:value-type="float">
            <text:p>1.6037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569" calcext:value-type="float">
            <text:p>0.904569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95821" calcext:value-type="float">
            <text:p>0.895821</text:p>
          </table:table-cell>
          <table:table-cell office:value-type="float" office:value="0.894685" calcext:value-type="float">
            <text:p>0.894685</text:p>
          </table:table-cell>
          <table:table-cell table:formula="of:=AVERAGE([.D63:.H63])" office:value-type="float" office:value="0.8990808" calcext:value-type="float">
            <text:p>0.8990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858" calcext:value-type="float">
            <text:p>0.93858</text:p>
          </table:table-cell>
          <table:table-cell office:value-type="float" office:value="0.926727" calcext:value-type="float">
            <text:p>0.926727</text:p>
          </table:table-cell>
          <table:table-cell office:value-type="float" office:value="0.940805" calcext:value-type="float">
            <text:p>0.940805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937172" calcext:value-type="float">
            <text:p>0.937172</text:p>
          </table:table-cell>
          <table:table-cell table:formula="of:=AVERAGE([.D64:.H64])" office:value-type="float" office:value="0.9350382" calcext:value-type="float">
            <text:p>0.935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52063" calcext:value-type="float">
            <text:p>0.952063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58352" calcext:value-type="float">
            <text:p>0.958352</text:p>
          </table:table-cell>
          <table:table-cell office:value-type="float" office:value="0.959263" calcext:value-type="float">
            <text:p>0.959263</text:p>
          </table:table-cell>
          <table:table-cell office:value-type="float" office:value="0.954502" calcext:value-type="float">
            <text:p>0.954502</text:p>
          </table:table-cell>
          <table:table-cell table:formula="of:=AVERAGE([.D65:.H65])" office:value-type="float" office:value="0.9512616" calcext:value-type="float">
            <text:p>0.9512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0.974175" calcext:value-type="float">
            <text:p>0.974175</text:p>
          </table:table-cell>
          <table:table-cell office:value-type="float" office:value="0.944036" calcext:value-type="float">
            <text:p>0.944036</text:p>
          </table:table-cell>
          <table:table-cell office:value-type="float" office:value="0.968958" calcext:value-type="float">
            <text:p>0.968958</text:p>
          </table:table-cell>
          <table:table-cell office:value-type="float" office:value="0.942401" calcext:value-type="float">
            <text:p>0.942401</text:p>
          </table:table-cell>
          <table:table-cell table:formula="of:=AVERAGE([.D66:.H66])" office:value-type="float" office:value="0.9602664" calcext:value-type="float">
            <text:p>0.9602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0012" calcext:value-type="float">
            <text:p>0.970012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951308" calcext:value-type="float">
            <text:p>0.951308</text:p>
          </table:table-cell>
          <table:table-cell office:value-type="float" office:value="0.945103" calcext:value-type="float">
            <text:p>0.945103</text:p>
          </table:table-cell>
          <table:table-cell office:value-type="float" office:value="0.967817" calcext:value-type="float">
            <text:p>0.967817</text:p>
          </table:table-cell>
          <table:table-cell table:formula="of:=AVERAGE([.D67:.H67])" office:value-type="float" office:value="0.962186" calcext:value-type="float">
            <text:p>0.96218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904" calcext:value-type="float">
            <text:p>1.215904</text:p>
          </table:table-cell>
          <table:table-cell office:value-type="float" office:value="1.181233" calcext:value-type="float">
            <text:p>1.181233</text:p>
          </table:table-cell>
          <table:table-cell office:value-type="float" office:value="1.18345" calcext:value-type="float">
            <text:p>1.18345</text:p>
          </table:table-cell>
          <table:table-cell office:value-type="float" office:value="1.185265" calcext:value-type="float">
            <text:p>1.185265</text:p>
          </table:table-cell>
          <table:table-cell office:value-type="float" office:value="1.18961" calcext:value-type="float">
            <text:p>1.18961</text:p>
          </table:table-cell>
          <table:table-cell table:formula="of:=AVERAGE([.D68:.H68])" office:value-type="float" office:value="1.1910924" calcext:value-type="float">
            <text:p>1.1910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1" calcext:value-type="float">
            <text:p>0.68291</text:p>
          </table:table-cell>
          <table:table-cell office:value-type="float" office:value="0.66748" calcext:value-type="float">
            <text:p>0.66748</text:p>
          </table:table-cell>
          <table:table-cell office:value-type="float" office:value="0.680307" calcext:value-type="float">
            <text:p>0.680307</text:p>
          </table:table-cell>
          <table:table-cell office:value-type="float" office:value="0.670703" calcext:value-type="float">
            <text:p>0.670703</text:p>
          </table:table-cell>
          <table:table-cell office:value-type="float" office:value="0.67992" calcext:value-type="float">
            <text:p>0.67992</text:p>
          </table:table-cell>
          <table:table-cell table:formula="of:=AVERAGE([.D69:.H69])" office:value-type="float" office:value="0.676264" calcext:value-type="float">
            <text:p>0.676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09537" calcext:value-type="float">
            <text:p>0.70953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518" calcext:value-type="float">
            <text:p>0.709518</text:p>
          </table:table-cell>
          <table:table-cell office:value-type="float" office:value="0.71007" calcext:value-type="float">
            <text:p>0.71007</text:p>
          </table:table-cell>
          <table:table-cell office:value-type="float" office:value="0.70792" calcext:value-type="float">
            <text:p>0.70792</text:p>
          </table:table-cell>
          <table:table-cell table:formula="of:=AVERAGE([.D70:.H70])" office:value-type="float" office:value="0.710009" calcext:value-type="float">
            <text:p>0.710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3444" calcext:value-type="float">
            <text:p>0.733444</text:p>
          </table:table-cell>
          <table:table-cell office:value-type="float" office:value="0.715158" calcext:value-type="float">
            <text:p>0.715158</text:p>
          </table:table-cell>
          <table:table-cell office:value-type="float" office:value="0.73409" calcext:value-type="float">
            <text:p>0.73409</text:p>
          </table:table-cell>
          <table:table-cell office:value-type="float" office:value="0.734334" calcext:value-type="float">
            <text:p>0.734334</text:p>
          </table:table-cell>
          <table:table-cell office:value-type="float" office:value="0.71635" calcext:value-type="float">
            <text:p>0.71635</text:p>
          </table:table-cell>
          <table:table-cell table:formula="of:=AVERAGE([.D71:.H71])" office:value-type="float" office:value="0.7266752" calcext:value-type="float">
            <text:p>0.72667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0935" calcext:value-type="float">
            <text:p>0.710935</text:p>
          </table:table-cell>
          <table:table-cell office:value-type="float" office:value="0.737986" calcext:value-type="float">
            <text:p>0.737986</text:p>
          </table:table-cell>
          <table:table-cell office:value-type="float" office:value="0.744387" calcext:value-type="float">
            <text:p>0.744387</text:p>
          </table:table-cell>
          <table:table-cell office:value-type="float" office:value="0.737766" calcext:value-type="float">
            <text:p>0.737766</text:p>
          </table:table-cell>
          <table:table-cell office:value-type="float" office:value="0.735989" calcext:value-type="float">
            <text:p>0.735989</text:p>
          </table:table-cell>
          <table:table-cell table:formula="of:=AVERAGE([.D72:.H72])" office:value-type="float" office:value="0.7334126" calcext:value-type="float">
            <text:p>0.7334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2488" calcext:value-type="float">
            <text:p>0.742488</text:p>
          </table:table-cell>
          <table:table-cell office:value-type="float" office:value="0.729834" calcext:value-type="float">
            <text:p>0.729834</text:p>
          </table:table-cell>
          <table:table-cell office:value-type="float" office:value="0.726869" calcext:value-type="float">
            <text:p>0.726869</text:p>
          </table:table-cell>
          <table:table-cell office:value-type="float" office:value="0.822668" calcext:value-type="float">
            <text:p>0.822668</text:p>
          </table:table-cell>
          <table:table-cell office:value-type="float" office:value="0.734984" calcext:value-type="float">
            <text:p>0.734984</text:p>
          </table:table-cell>
          <table:table-cell table:formula="of:=AVERAGE([.D73:.H73])" office:value-type="float" office:value="0.7513686" calcext:value-type="float">
            <text:p>0.751368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096" calcext:value-type="float">
            <text:p>28.49096</text:p>
          </table:table-cell>
          <table:table-cell office:value-type="float" office:value="28.62785" calcext:value-type="float">
            <text:p>28.62785</text:p>
          </table:table-cell>
          <table:table-cell office:value-type="float" office:value="28.543022" calcext:value-type="float">
            <text:p>28.543022</text:p>
          </table:table-cell>
          <table:table-cell office:value-type="float" office:value="28.648711" calcext:value-type="float">
            <text:p>28.648711</text:p>
          </table:table-cell>
          <table:table-cell office:value-type="float" office:value="28.510147" calcext:value-type="float">
            <text:p>28.510147</text:p>
          </table:table-cell>
          <table:table-cell table:formula="of:=AVERAGE([.D74:.H74])" office:value-type="float" office:value="28.564138" calcext:value-type="float">
            <text:p>28.564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40073" calcext:value-type="float">
            <text:p>14.440073</text:p>
          </table:table-cell>
          <table:table-cell office:value-type="float" office:value="14.311659" calcext:value-type="float">
            <text:p>14.311659</text:p>
          </table:table-cell>
          <table:table-cell office:value-type="float" office:value="14.374863" calcext:value-type="float">
            <text:p>14.374863</text:p>
          </table:table-cell>
          <table:table-cell office:value-type="float" office:value="14.431357" calcext:value-type="float">
            <text:p>14.431357</text:p>
          </table:table-cell>
          <table:table-cell office:value-type="float" office:value="14.401668" calcext:value-type="float">
            <text:p>14.401668</text:p>
          </table:table-cell>
          <table:table-cell table:formula="of:=AVERAGE([.D75:.H75])" office:value-type="float" office:value="14.391924" calcext:value-type="float">
            <text:p>14.391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573312" calcext:value-type="float">
            <text:p>14.573312</text:p>
          </table:table-cell>
          <table:table-cell office:value-type="float" office:value="14.504428" calcext:value-type="float">
            <text:p>14.504428</text:p>
          </table:table-cell>
          <table:table-cell office:value-type="float" office:value="14.470015" calcext:value-type="float">
            <text:p>14.470015</text:p>
          </table:table-cell>
          <table:table-cell office:value-type="float" office:value="14.592511" calcext:value-type="float">
            <text:p>14.592511</text:p>
          </table:table-cell>
          <table:table-cell office:value-type="float" office:value="14.723565" calcext:value-type="float">
            <text:p>14.723565</text:p>
          </table:table-cell>
          <table:table-cell table:formula="of:=AVERAGE([.D76:.H76])" office:value-type="float" office:value="14.5727662" calcext:value-type="float">
            <text:p>14.572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526543" calcext:value-type="float">
            <text:p>14.526543</text:p>
          </table:table-cell>
          <table:table-cell office:value-type="float" office:value="14.464032" calcext:value-type="float">
            <text:p>14.464032</text:p>
          </table:table-cell>
          <table:table-cell office:value-type="float" office:value="14.350447" calcext:value-type="float">
            <text:p>14.350447</text:p>
          </table:table-cell>
          <table:table-cell office:value-type="float" office:value="14.394751" calcext:value-type="float">
            <text:p>14.394751</text:p>
          </table:table-cell>
          <table:table-cell office:value-type="float" office:value="14.435278" calcext:value-type="float">
            <text:p>14.435278</text:p>
          </table:table-cell>
          <table:table-cell table:formula="of:=AVERAGE([.D77:.H77])" office:value-type="float" office:value="14.4342102" calcext:value-type="float">
            <text:p>14.4342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406957" calcext:value-type="float">
            <text:p>14.406957</text:p>
          </table:table-cell>
          <table:table-cell office:value-type="float" office:value="14.476977" calcext:value-type="float">
            <text:p>14.476977</text:p>
          </table:table-cell>
          <table:table-cell office:value-type="float" office:value="14.668697" calcext:value-type="float">
            <text:p>14.668697</text:p>
          </table:table-cell>
          <table:table-cell office:value-type="float" office:value="14.619318" calcext:value-type="float">
            <text:p>14.619318</text:p>
          </table:table-cell>
          <table:table-cell office:value-type="float" office:value="14.46769" calcext:value-type="float">
            <text:p>14.46769</text:p>
          </table:table-cell>
          <table:table-cell table:formula="of:=AVERAGE([.D78:.H78])" office:value-type="float" office:value="14.5279278" calcext:value-type="float">
            <text:p>14.5279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66918" calcext:value-type="float">
            <text:p>14.66918</text:p>
          </table:table-cell>
          <table:table-cell office:value-type="float" office:value="14.455494" calcext:value-type="float">
            <text:p>14.455494</text:p>
          </table:table-cell>
          <table:table-cell office:value-type="float" office:value="14.440458" calcext:value-type="float">
            <text:p>14.440458</text:p>
          </table:table-cell>
          <table:table-cell office:value-type="float" office:value="14.428969" calcext:value-type="float">
            <text:p>14.428969</text:p>
          </table:table-cell>
          <table:table-cell office:value-type="float" office:value="14.634077" calcext:value-type="float">
            <text:p>14.634077</text:p>
          </table:table-cell>
          <table:table-cell table:formula="of:=AVERAGE([.D79:.H79])" office:value-type="float" office:value="14.5256356" calcext:value-type="float">
            <text:p>14.525635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552569" calcext:value-type="float">
            <text:p>28.552569</text:p>
          </table:table-cell>
          <table:table-cell office:value-type="float" office:value="28.574948" calcext:value-type="float">
            <text:p>28.574948</text:p>
          </table:table-cell>
          <table:table-cell office:value-type="float" office:value="28.507294" calcext:value-type="float">
            <text:p>28.507294</text:p>
          </table:table-cell>
          <table:table-cell office:value-type="float" office:value="28.52696" calcext:value-type="float">
            <text:p>28.52696</text:p>
          </table:table-cell>
          <table:table-cell office:value-type="float" office:value="28.592565" calcext:value-type="float">
            <text:p>28.592565</text:p>
          </table:table-cell>
          <table:table-cell table:formula="of:=AVERAGE([.D80:.H80])" office:value-type="float" office:value="28.5508672" calcext:value-type="float">
            <text:p>28.5508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4527" calcext:value-type="float">
            <text:p>14.64527</text:p>
          </table:table-cell>
          <table:table-cell office:value-type="float" office:value="14.355512" calcext:value-type="float">
            <text:p>14.355512</text:p>
          </table:table-cell>
          <table:table-cell office:value-type="float" office:value="14.310415" calcext:value-type="float">
            <text:p>14.310415</text:p>
          </table:table-cell>
          <table:table-cell office:value-type="float" office:value="14.884058" calcext:value-type="float">
            <text:p>14.884058</text:p>
          </table:table-cell>
          <table:table-cell office:value-type="float" office:value="14.507692" calcext:value-type="float">
            <text:p>14.507692</text:p>
          </table:table-cell>
          <table:table-cell table:formula="of:=AVERAGE([.D81:.H81])" office:value-type="float" office:value="14.5405894" calcext:value-type="float">
            <text:p>14.5405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399367" calcext:value-type="float">
            <text:p>14.399367</text:p>
          </table:table-cell>
          <table:table-cell office:value-type="float" office:value="14.407268" calcext:value-type="float">
            <text:p>14.407268</text:p>
          </table:table-cell>
          <table:table-cell office:value-type="float" office:value="14.395339" calcext:value-type="float">
            <text:p>14.395339</text:p>
          </table:table-cell>
          <table:table-cell office:value-type="float" office:value="14.40927" calcext:value-type="float">
            <text:p>14.40927</text:p>
          </table:table-cell>
          <table:table-cell office:value-type="float" office:value="14.387237" calcext:value-type="float">
            <text:p>14.387237</text:p>
          </table:table-cell>
          <table:table-cell table:formula="of:=AVERAGE([.D82:.H82])" office:value-type="float" office:value="14.3996962" calcext:value-type="float">
            <text:p>14.399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475528" calcext:value-type="float">
            <text:p>14.475528</text:p>
          </table:table-cell>
          <table:table-cell office:value-type="float" office:value="14.505734" calcext:value-type="float">
            <text:p>14.505734</text:p>
          </table:table-cell>
          <table:table-cell office:value-type="float" office:value="14.443259" calcext:value-type="float">
            <text:p>14.443259</text:p>
          </table:table-cell>
          <table:table-cell office:value-type="float" office:value="14.545636" calcext:value-type="float">
            <text:p>14.545636</text:p>
          </table:table-cell>
          <table:table-cell office:value-type="float" office:value="14.404142" calcext:value-type="float">
            <text:p>14.404142</text:p>
          </table:table-cell>
          <table:table-cell table:formula="of:=AVERAGE([.D83:.H83])" office:value-type="float" office:value="14.4748598" calcext:value-type="float">
            <text:p>14.4748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741179" calcext:value-type="float">
            <text:p>14.741179</text:p>
          </table:table-cell>
          <table:table-cell office:value-type="float" office:value="14.860243" calcext:value-type="float">
            <text:p>14.860243</text:p>
          </table:table-cell>
          <table:table-cell office:value-type="float" office:value="14.770128" calcext:value-type="float">
            <text:p>14.770128</text:p>
          </table:table-cell>
          <table:table-cell office:value-type="float" office:value="14.613971" calcext:value-type="float">
            <text:p>14.613971</text:p>
          </table:table-cell>
          <table:table-cell office:value-type="float" office:value="14.754545" calcext:value-type="float">
            <text:p>14.754545</text:p>
          </table:table-cell>
          <table:table-cell table:formula="of:=AVERAGE([.D84:.H84])" office:value-type="float" office:value="14.7480132" calcext:value-type="float">
            <text:p>14.748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445166" calcext:value-type="float">
            <text:p>14.445166</text:p>
          </table:table-cell>
          <table:table-cell office:value-type="float" office:value="14.639556" calcext:value-type="float">
            <text:p>14.639556</text:p>
          </table:table-cell>
          <table:table-cell office:value-type="float" office:value="14.431097" calcext:value-type="float">
            <text:p>14.431097</text:p>
          </table:table-cell>
          <table:table-cell office:value-type="float" office:value="14.72166" calcext:value-type="float">
            <text:p>14.72166</text:p>
          </table:table-cell>
          <table:table-cell office:value-type="float" office:value="14.578318" calcext:value-type="float">
            <text:p>14.578318</text:p>
          </table:table-cell>
          <table:table-cell table:formula="of:=AVERAGE([.D85:.H85])" office:value-type="float" office:value="14.5631594" calcext:value-type="float">
            <text:p>14.56315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38116" calcext:value-type="float">
            <text:p>1.738116</text:p>
          </table:table-cell>
          <table:table-cell office:value-type="float" office:value="1.641866" calcext:value-type="float">
            <text:p>1.641866</text:p>
          </table:table-cell>
          <table:table-cell office:value-type="float" office:value="1.650863" calcext:value-type="float">
            <text:p>1.650863</text:p>
          </table:table-cell>
          <table:table-cell office:value-type="float" office:value="1.656093" calcext:value-type="float">
            <text:p>1.656093</text:p>
          </table:table-cell>
          <table:table-cell office:value-type="float" office:value="1.650888" calcext:value-type="float">
            <text:p>1.650888</text:p>
          </table:table-cell>
          <table:table-cell table:formula="of:=AVERAGE([.D86:.H86])" office:value-type="float" office:value="1.6675652" calcext:value-type="float">
            <text:p>1.667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12894" calcext:value-type="float">
            <text:p>0.912894</text:p>
          </table:table-cell>
          <table:table-cell office:value-type="float" office:value="0.915277" calcext:value-type="float">
            <text:p>0.915277</text:p>
          </table:table-cell>
          <table:table-cell office:value-type="float" office:value="0.909523" calcext:value-type="float">
            <text:p>0.909523</text:p>
          </table:table-cell>
          <table:table-cell office:value-type="float" office:value="0.910237" calcext:value-type="float">
            <text:p>0.910237</text:p>
          </table:table-cell>
          <table:table-cell office:value-type="float" office:value="0.91178" calcext:value-type="float">
            <text:p>0.91178</text:p>
          </table:table-cell>
          <table:table-cell table:formula="of:=AVERAGE([.D87:.H87])" office:value-type="float" office:value="0.9119422" calcext:value-type="float">
            <text:p>0.911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746" calcext:value-type="float">
            <text:p>0.927746</text:p>
          </table:table-cell>
          <table:table-cell office:value-type="float" office:value="0.928364" calcext:value-type="float">
            <text:p>0.928364</text:p>
          </table:table-cell>
          <table:table-cell office:value-type="float" office:value="0.930604" calcext:value-type="float">
            <text:p>0.930604</text:p>
          </table:table-cell>
          <table:table-cell office:value-type="float" office:value="0.938637" calcext:value-type="float">
            <text:p>0.938637</text:p>
          </table:table-cell>
          <table:table-cell office:value-type="float" office:value="0.924097" calcext:value-type="float">
            <text:p>0.924097</text:p>
          </table:table-cell>
          <table:table-cell table:formula="of:=AVERAGE([.D88:.H88])" office:value-type="float" office:value="0.9298896" calcext:value-type="float">
            <text:p>0.929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19118" calcext:value-type="float">
            <text:p>0.919118</text:p>
          </table:table-cell>
          <table:table-cell office:value-type="float" office:value="0.944348" calcext:value-type="float">
            <text:p>0.944348</text:p>
          </table:table-cell>
          <table:table-cell office:value-type="float" office:value="0.911465" calcext:value-type="float">
            <text:p>0.911465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2395" calcext:value-type="float">
            <text:p>0.92395</text:p>
          </table:table-cell>
          <table:table-cell table:formula="of:=AVERAGE([.D89:.H89])" office:value-type="float" office:value="0.9282764" calcext:value-type="float">
            <text:p>0.928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2373" calcext:value-type="float">
            <text:p>0.972373</text:p>
          </table:table-cell>
          <table:table-cell office:value-type="float" office:value="0.94548" calcext:value-type="float">
            <text:p>0.94548</text:p>
          </table:table-cell>
          <table:table-cell office:value-type="float" office:value="0.973476" calcext:value-type="float">
            <text:p>0.973476</text:p>
          </table:table-cell>
          <table:table-cell office:value-type="float" office:value="0.941161" calcext:value-type="float">
            <text:p>0.941161</text:p>
          </table:table-cell>
          <table:table-cell office:value-type="float" office:value="0.97234" calcext:value-type="float">
            <text:p>0.97234</text:p>
          </table:table-cell>
          <table:table-cell table:formula="of:=AVERAGE([.D90:.H90])" office:value-type="float" office:value="0.960966" calcext:value-type="float">
            <text:p>0.960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49565" calcext:value-type="float">
            <text:p>0.949565</text:p>
          </table:table-cell>
          <table:table-cell office:value-type="float" office:value="0.969758" calcext:value-type="float">
            <text:p>0.969758</text:p>
          </table:table-cell>
          <table:table-cell office:value-type="float" office:value="0.938182" calcext:value-type="float">
            <text:p>0.938182</text:p>
          </table:table-cell>
          <table:table-cell office:value-type="float" office:value="0.979391" calcext:value-type="float">
            <text:p>0.979391</text:p>
          </table:table-cell>
          <table:table-cell office:value-type="float" office:value="0.956806" calcext:value-type="float">
            <text:p>0.956806</text:p>
          </table:table-cell>
          <table:table-cell table:formula="of:=AVERAGE([.D91:.H91])" office:value-type="float" office:value="0.9587404" calcext:value-type="float">
            <text:p>0.958740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4358" calcext:value-type="float">
            <text:p>1.24358</text:p>
          </table:table-cell>
          <table:table-cell office:value-type="float" office:value="1.244113" calcext:value-type="float">
            <text:p>1.244113</text:p>
          </table:table-cell>
          <table:table-cell office:value-type="float" office:value="1.245786" calcext:value-type="float">
            <text:p>1.245786</text:p>
          </table:table-cell>
          <table:table-cell office:value-type="float" office:value="1.242398" calcext:value-type="float">
            <text:p>1.242398</text:p>
          </table:table-cell>
          <table:table-cell office:value-type="float" office:value="1.239566" calcext:value-type="float">
            <text:p>1.239566</text:p>
          </table:table-cell>
          <table:table-cell table:formula="of:=AVERAGE([.D92:.H92])" office:value-type="float" office:value="1.2430886" calcext:value-type="float">
            <text:p>1.2430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853" calcext:value-type="float">
            <text:p>0.72853</text:p>
          </table:table-cell>
          <table:table-cell office:value-type="float" office:value="0.69668" calcext:value-type="float">
            <text:p>0.69668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698806" calcext:value-type="float">
            <text:p>0.698806</text:p>
          </table:table-cell>
          <table:table-cell table:formula="of:=AVERAGE([.D93:.H93])" office:value-type="float" office:value="0.7025658" calcext:value-type="float">
            <text:p>0.702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717298" calcext:value-type="float">
            <text:p>0.717298</text:p>
          </table:table-cell>
          <table:table-cell office:value-type="float" office:value="0.706692" calcext:value-type="float">
            <text:p>0.706692</text:p>
          </table:table-cell>
          <table:table-cell office:value-type="float" office:value="0.712909" calcext:value-type="float">
            <text:p>0.712909</text:p>
          </table:table-cell>
          <table:table-cell office:value-type="float" office:value="0.718341" calcext:value-type="float">
            <text:p>0.718341</text:p>
          </table:table-cell>
          <table:table-cell table:formula="of:=AVERAGE([.D94:.H94])" office:value-type="float" office:value="0.7143626" calcext:value-type="float">
            <text:p>0.7143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01161" calcext:value-type="float">
            <text:p>0.701161</text:p>
          </table:table-cell>
          <table:table-cell office:value-type="float" office:value="0.720852" calcext:value-type="float">
            <text:p>0.720852</text:p>
          </table:table-cell>
          <table:table-cell office:value-type="float" office:value="0.717144" calcext:value-type="float">
            <text:p>0.717144</text:p>
          </table:table-cell>
          <table:table-cell office:value-type="float" office:value="0.740733" calcext:value-type="float">
            <text:p>0.740733</text:p>
          </table:table-cell>
          <table:table-cell office:value-type="float" office:value="0.714907" calcext:value-type="float">
            <text:p>0.714907</text:p>
          </table:table-cell>
          <table:table-cell table:formula="of:=AVERAGE([.D95:.H95])" office:value-type="float" office:value="0.7189594" calcext:value-type="float">
            <text:p>0.7189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44156" calcext:value-type="float">
            <text:p>0.744156</text:p>
          </table:table-cell>
          <table:table-cell office:value-type="float" office:value="0.745352" calcext:value-type="float">
            <text:p>0.745352</text:p>
          </table:table-cell>
          <table:table-cell office:value-type="float" office:value="0.731879" calcext:value-type="float">
            <text:p>0.731879</text:p>
          </table:table-cell>
          <table:table-cell office:value-type="float" office:value="0.720602" calcext:value-type="float">
            <text:p>0.720602</text:p>
          </table:table-cell>
          <table:table-cell office:value-type="float" office:value="0.744415" calcext:value-type="float">
            <text:p>0.744415</text:p>
          </table:table-cell>
          <table:table-cell table:formula="of:=AVERAGE([.D96:.H96])" office:value-type="float" office:value="0.7372808" calcext:value-type="float">
            <text:p>0.73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074" calcext:value-type="float">
            <text:p>0.73074</text:p>
          </table:table-cell>
          <table:table-cell office:value-type="float" office:value="0.724759" calcext:value-type="float">
            <text:p>0.724759</text:p>
          </table:table-cell>
          <table:table-cell office:value-type="float" office:value="0.801103" calcext:value-type="float">
            <text:p>0.801103</text:p>
          </table:table-cell>
          <table:table-cell office:value-type="float" office:value="0.737708" calcext:value-type="float">
            <text:p>0.737708</text:p>
          </table:table-cell>
          <table:table-cell office:value-type="float" office:value="0.748381" calcext:value-type="float">
            <text:p>0.748381</text:p>
          </table:table-cell>
          <table:table-cell table:formula="of:=AVERAGE([.D97:.H97])" office:value-type="float" office:value="0.7485382" calcext:value-type="float">
            <text:p>0.7485382</text:p>
          </table:table-cell>
        </table:table-row>
      </table:table>
      <table:table table:name="4000-128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number-columns-repeated="5" table:default-cell-style-name="Default"/>
        <table:table-column table:style-name="co14" table:default-cell-style-name="ce4"/>
        <table:table-column table:style-name="co3" table:number-columns-repeated="5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  <table:table-cell table:number-columns-repeated="2"/>
          <table:table-cell office:value-type="string" calcext:value-type="string">
            <text:p>OPT, MAV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  <table:table-cell table:number-columns-repeated="3"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office:value-type="string" calcext:value-type="string">
            <text:p>threads, 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11.4186892" calcext:value-type="float">
            <text:p>11.4186892</text:p>
          </table:table-cell>
          <table:table-cell office:value-type="float" office:value="11.815281" calcext:value-type="float">
            <text:p>11.815281</text:p>
          </table:table-cell>
          <table:table-cell office:value-type="float" office:value="11.4795284" calcext:value-type="float">
            <text:p>11.4795284</text:p>
          </table:table-cell>
          <table:table-cell office:value-type="float" office:value="12.06729" calcext:value-type="float">
            <text:p>12.0672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36821" calcext:value-type="float">
            <text:p>6.036821</text:p>
          </table:table-cell>
          <table:table-cell office:value-type="float" office:value="5.9824018" calcext:value-type="float">
            <text:p>5.9824018</text:p>
          </table:table-cell>
          <table:table-cell office:value-type="float" office:value="6.0454302" calcext:value-type="float">
            <text:p>6.0454302</text:p>
          </table:table-cell>
          <table:table-cell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83886" calcext:value-type="float">
            <text:p>4.7883886</text:p>
          </table:table-cell>
          <table:table-cell office:value-type="float" office:value="4.6701586" calcext:value-type="float">
            <text:p>4.6701586</text:p>
          </table:table-cell>
          <table:table-cell office:value-type="float" office:value="4.7783504" calcext:value-type="float">
            <text:p>4.7783504</text:p>
          </table:table-cell>
          <table:table-cell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846972" calcext:value-type="float">
            <text:p>3.2846972</text:p>
          </table:table-cell>
          <table:table-cell office:value-type="float" office:value="3.3322692" calcext:value-type="float">
            <text:p>3.3322692</text:p>
          </table:table-cell>
          <table:table-cell office:value-type="float" office:value="3.2772764" calcext:value-type="float">
            <text:p>3.2772764</text:p>
          </table:table-cell>
          <table:table-cell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3014698" calcext:value-type="float">
            <text:p>3.3014698</text:p>
          </table:table-cell>
          <table:table-cell office:value-type="float" office:value="3.2041644" calcext:value-type="float">
            <text:p>3.2041644</text:p>
          </table:table-cell>
          <table:table-cell office:value-type="float" office:value="3.2795352" calcext:value-type="float">
            <text:p>3.2795352</text:p>
          </table:table-cell>
          <table:table-cell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364866" calcext:value-type="float">
            <text:p>2.5364866</text:p>
          </table:table-cell>
          <table:table-cell office:value-type="float" office:value="2.5330012" calcext:value-type="float">
            <text:p>2.5330012</text:p>
          </table:table-cell>
          <table:table-cell office:value-type="float" office:value="2.5164462" calcext:value-type="float">
            <text:p>2.5164462</text:p>
          </table:table-cell>
          <table:table-cell office:value-type="float" office:value="2.5333224" calcext:value-type="float">
            <text:p>2.5333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  <table:table-cell table:number-columns-repeated="3"/>
          <table:table-cell office:value-type="string" calcext:value-type="string">
            <text:p>NO OPT-NO MAVX</text:p>
          </table:table-cell>
          <table:table-cell office:value-type="string" calcext:value-type="string">
            <text:p>NO OPT-MAVX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OPT-MAV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229.1872478" calcext:value-type="float">
            <text:p>229.1872478</text:p>
          </table:table-cell>
          <table:table-cell office:value-type="float" office:value="228.982343" calcext:value-type="float">
            <text:p>228.982343</text:p>
          </table:table-cell>
          <table:table-cell office:value-type="float" office:value="13.6812526" calcext:value-type="float">
            <text:p>13.6812526</text:p>
          </table:table-cell>
          <table:table-cell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5169276" calcext:value-type="float">
            <text:p>120.5169276</text:p>
          </table:table-cell>
          <table:table-cell office:value-type="float" office:value="118.7724724" calcext:value-type="float">
            <text:p>118.7724724</text:p>
          </table:table-cell>
          <table:table-cell office:value-type="float" office:value="7.183581" calcext:value-type="float">
            <text:p>7.183581</text:p>
          </table:table-cell>
          <table:table-cell office:value-type="float" office:value="6.036821" calcext:value-type="float">
            <text:p>6.036821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488732" calcext:value-type="float">
            <text:p>91.9488732</text:p>
          </table:table-cell>
          <table:table-cell office:value-type="float" office:value="91.8259088" calcext:value-type="float">
            <text:p>91.8259088</text:p>
          </table:table-cell>
          <table:table-cell office:value-type="float" office:value="5.6827774" calcext:value-type="float">
            <text:p>5.6827774</text:p>
          </table:table-cell>
          <table:table-cell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870918" calcext:value-type="float">
            <text:p>61.9870918</text:p>
          </table:table-cell>
          <table:table-cell office:value-type="float" office:value="62.1922272" calcext:value-type="float">
            <text:p>62.1922272</text:p>
          </table:table-cell>
          <table:table-cell office:value-type="float" office:value="3.8888228" calcext:value-type="float">
            <text:p>3.8888228</text:p>
          </table:table-cell>
          <table:table-cell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67304" calcext:value-type="float">
            <text:p>60.7767304</text:p>
          </table:table-cell>
          <table:table-cell office:value-type="float" office:value="60.7233484" calcext:value-type="float">
            <text:p>60.7233484</text:p>
          </table:table-cell>
          <table:table-cell office:value-type="float" office:value="3.8783206" calcext:value-type="float">
            <text:p>3.8783206</text:p>
          </table:table-cell>
          <table:table-cell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618122" calcext:value-type="float">
            <text:p>46.4618122</text:p>
          </table:table-cell>
          <table:table-cell office:value-type="float" office:value="46.4490032" calcext:value-type="float">
            <text:p>46.4490032</text:p>
          </table:table-cell>
          <table:table-cell office:value-type="float" office:value="2.9720958" calcext:value-type="float">
            <text:p>2.9720958</text:p>
          </table:table-cell>
          <table:table-cell office:value-type="float" office:value="2.5364866" calcext:value-type="float">
            <text:p>2.5364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  <table:table-cell table:number-columns-repeated="7"/>
        </table:table-row>
        <table:table-row table:style-name="ro1" table:number-rows-repeated="104847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4000-256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number-columns-repeated="3" table:default-cell-style-name="Default"/>
        <table:table-column table:style-name="co26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2:03:01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1-03T13:30:33.288000000</dc:date>
    <meta:editing-duration>PT1H24M56S</meta:editing-duration>
    <meta:editing-cycles>19</meta:editing-cycles>
    <meta:document-statistic meta:table-count="16" meta:cell-count="708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2:'secuencial-1000'.M6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I2:'secuencial-1000'.M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2:'secuencial-2000'.M6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I2:'secuencial-2000'.M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I2:'secuencial-4000'.M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2:'secuencial-4000'.M6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7.355cm" svg:y="0.315cm" chart:style-name="ch2">
          <text:p>Flags</text:p>
        </chart:title>
        <chart:subtitle svg:x="5.939cm" svg:y="1.299cm" chart:style-name="ch3">
          <text:p>Matrix: 4000 Block: 128</text:p>
        </chart:subtitle>
        <chart:legend chart:legend-position="end" svg:x="13.571cm" svg:y="2.932cm" style:legend-expansion="high" chart:style-name="ch4"/>
        <chart:plot-area chart:style-name="ch5" table:cell-range-address="R4000.A14:R4000.E20" chart:data-source-has-labels="both" svg:x="0.319cm" svg:y="2.135cm" svg:width="12.933cm" svg:height="6.675cm">
          <chartooo:coordinate-region svg:x="1.142cm" svg:y="2.337cm" svg:width="12.11cm" svg:height="5.82cm"/>
          <chart:axis chart:dimension="x" chart:name="primary-x" chart:style-name="ch6" chartooo:axis-type="auto">
            <chartooo:date-scale/>
            <chart:categories table:cell-range-address="R4000.B14:R4000.E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4000.B15:R4000.E15" chart:label-cell-address="R4000.A15:R4000.A15" chart:class="chart:bar">
            <chart:data-point chart:repeated="4"/>
          </chart:series>
          <chart:series chart:style-name="ch10" chart:values-cell-range-address="R4000.B16:R4000.E16" chart:label-cell-address="R4000.A16:R4000.A16" chart:class="chart:bar">
            <chart:data-point chart:repeated="4"/>
          </chart:series>
          <chart:series chart:style-name="ch11" chart:values-cell-range-address="R4000.B17:R4000.E17" chart:label-cell-address="R4000.A17:R4000.A17" chart:class="chart:bar">
            <chart:data-point chart:repeated="4"/>
          </chart:series>
          <chart:series chart:style-name="ch12" chart:values-cell-range-address="R4000.B18:R4000.E18" chart:label-cell-address="R4000.A18:R4000.A18" chart:class="chart:bar">
            <chart:data-point chart:repeated="4"/>
          </chart:series>
          <chart:series chart:style-name="ch13" chart:values-cell-range-address="R4000.B19:R4000.E19" chart:label-cell-address="R4000.A19:R4000.A19" chart:class="chart:bar">
            <chart:data-point chart:repeated="4"/>
          </chart:series>
          <chart:series chart:style-name="ch14" chart:values-cell-range-address="R4000.B20:R4000.E20" chart:label-cell-address="R4000.A20:R4000.A2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-NO MAVX</text:p>
                <draw:g>
                  <svg:desc>R4000.B14:R4000.E14</svg:desc>
                </draw:g>
              </table:table-cell>
              <table:table-cell office:value-type="string">
                <text:p>NO OPT-MAVX</text:p>
              </table:table-cell>
              <table:table-cell office:value-type="string">
                <text:p>OPT-NO MAVX</text:p>
              </table:table-cell>
              <table:table-cell office:value-type="string">
                <text:p>OPT-MAVX</text:p>
              </table:table-cell>
            </table:table-row>
          </table:table-header-rows>
          <table:table-rows>
            <table:table-row>
              <table:table-cell office:value-type="string">
                <text:p>2 threads</text:p>
                <draw:g>
                  <svg:desc>R4000.A15:R4000.A15</svg:desc>
                </draw:g>
              </table:table-cell>
              <table:table-cell office:value-type="float" office:value="229.1872478">
                <text:p>229.1872478</text:p>
                <draw:g>
                  <svg:desc>R4000.B15:R4000.E15</svg:desc>
                </draw:g>
              </table:table-cell>
              <table:table-cell office:value-type="float" office:value="228.982343">
                <text:p>228.982343</text:p>
              </table:table-cell>
              <table:table-cell office:value-type="float" office:value="13.6812526">
                <text:p>13.6812526</text:p>
              </table:table-cell>
              <table:table-cell office:value-type="float" office:value="11.4186892">
                <text:p>11.4186892</text:p>
              </table:table-cell>
            </table:table-row>
            <table:table-row>
              <table:table-cell office:value-type="string">
                <text:p>4 threads</text:p>
                <draw:g>
                  <svg:desc>R4000.A16:R4000.A16</svg:desc>
                </draw:g>
              </table:table-cell>
              <table:table-cell office:value-type="float" office:value="120.5169276">
                <text:p>120.5169276</text:p>
                <draw:g>
                  <svg:desc>R4000.B16:R4000.E16</svg:desc>
                </draw:g>
              </table:table-cell>
              <table:table-cell office:value-type="float" office:value="118.7724724">
                <text:p>118.7724724</text:p>
              </table:table-cell>
              <table:table-cell office:value-type="float" office:value="7.183581">
                <text:p>7.183581</text:p>
              </table:table-cell>
              <table:table-cell office:value-type="float" office:value="6.036821">
                <text:p>6.036821</text:p>
              </table:table-cell>
            </table:table-row>
            <table:table-row>
              <table:table-cell office:value-type="string">
                <text:p>6 threads</text:p>
                <draw:g>
                  <svg:desc>R4000.A17:R4000.A17</svg:desc>
                </draw:g>
              </table:table-cell>
              <table:table-cell office:value-type="float" office:value="91.9488732">
                <text:p>91.9488732</text:p>
                <draw:g>
                  <svg:desc>R4000.B17:R4000.E17</svg:desc>
                </draw:g>
              </table:table-cell>
              <table:table-cell office:value-type="float" office:value="91.8259088">
                <text:p>91.8259088</text:p>
              </table:table-cell>
              <table:table-cell office:value-type="float" office:value="5.6827774">
                <text:p>5.6827774</text:p>
              </table:table-cell>
              <table:table-cell office:value-type="float" office:value="4.7883886">
                <text:p>4.7883886</text:p>
              </table:table-cell>
            </table:table-row>
            <table:table-row>
              <table:table-cell office:value-type="string">
                <text:p>8 threads</text:p>
                <draw:g>
                  <svg:desc>R4000.A18:R4000.A18</svg:desc>
                </draw:g>
              </table:table-cell>
              <table:table-cell office:value-type="float" office:value="61.9870918">
                <text:p>61.9870918</text:p>
                <draw:g>
                  <svg:desc>R4000.B18:R4000.E18</svg:desc>
                </draw:g>
              </table:table-cell>
              <table:table-cell office:value-type="float" office:value="62.1922272">
                <text:p>62.1922272</text:p>
              </table:table-cell>
              <table:table-cell office:value-type="float" office:value="3.8888228">
                <text:p>3.8888228</text:p>
              </table:table-cell>
              <table:table-cell office:value-type="float" office:value="3.2846972">
                <text:p>3.2846972</text:p>
              </table:table-cell>
            </table:table-row>
            <table:table-row>
              <table:table-cell office:value-type="string">
                <text:p>10 threads</text:p>
                <draw:g>
                  <svg:desc>R4000.A19:R4000.A19</svg:desc>
                </draw:g>
              </table:table-cell>
              <table:table-cell office:value-type="float" office:value="60.7767304">
                <text:p>60.7767304</text:p>
                <draw:g>
                  <svg:desc>R4000.B19:R4000.E19</svg:desc>
                </draw:g>
              </table:table-cell>
              <table:table-cell office:value-type="float" office:value="60.7233484">
                <text:p>60.7233484</text:p>
              </table:table-cell>
              <table:table-cell office:value-type="float" office:value="3.8783206">
                <text:p>3.8783206</text:p>
              </table:table-cell>
              <table:table-cell office:value-type="float" office:value="3.3014698">
                <text:p>3.3014698</text:p>
              </table:table-cell>
            </table:table-row>
            <table:table-row>
              <table:table-cell office:value-type="string">
                <text:p>12 threads</text:p>
                <draw:g>
                  <svg:desc>R4000.A20:R4000.A20</svg:desc>
                </draw:g>
              </table:table-cell>
              <table:table-cell office:value-type="float" office:value="46.4618122">
                <text:p>46.4618122</text:p>
                <draw:g>
                  <svg:desc>R4000.B20:R4000.E20</svg:desc>
                </draw:g>
              </table:table-cell>
              <table:table-cell office:value-type="float" office:value="46.4490032">
                <text:p>46.4490032</text:p>
              </table:table-cell>
              <table:table-cell office:value-type="float" office:value="2.9720958">
                <text:p>2.9720958</text:p>
              </table:table-cell>
              <table:table-cell office:value-type="float" office:value="2.5364866">
                <text:p>2.5364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